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fb80" officeooo:paragraph-rsid="0006fb80"/>
    </style:style>
    <style:style style:name="P2" style:family="paragraph" style:parent-style-name="Standard">
      <style:text-properties fo:font-weight="bold" officeooo:rsid="0006fb80" officeooo:paragraph-rsid="0006fb80" style:font-weight-asian="bold" style:font-weight-complex="bold"/>
    </style:style>
    <style:style style:name="T1" style:family="text">
      <style:text-properties officeooo:rsid="000707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gorithm Twitter Api : </text:p>
      <text:p text:style-name="P1"/>
      <text:p text:style-name="P1"/>
      <text:p text:style-name="P2">step1: </text:p>
      <text:p text:style-name="P1"/>
      <text:p text:style-name="P1">INPUTS: 1) Disaster search text.</text:p>
      <text:p text:style-name="P1"><text:tab/>2) Twitter API authentication keys.</text:p>
      <text:p text:style-name="P1"><text:tab/>(Consumer Key,Consumer Secret,Access Token,Access Token Secret)</text:p>
      <text:p text:style-name="P1"/>
      <text:p text:style-name="P1">OUTPUT: A list of tweets objects Disaster severity cou<text:span text:style-name="T1">n</text:span>t by tweets.</text:p>
      <text:p text:style-name="P1"/>
      <text:p text:style-name="P1"/>
      <text:p text:style-name="P2">step2: </text:p>
      <text:p text:style-name="P1"/>
      <text:p text:style-name="P1"><text:tab/>The query keyword/string: The keyword that you're searching for on Twitter. (key = "query")</text:p>
      <text:p text:style-name="P1"/>
      <text:p text:style-name="P1">Example of a query keyword/string:</text:p>
      <text:p text:style-name="P1"/>
      <text:p text:style-name="P1">{</text:p>
      <text:p text:style-name="P1"><text:s text:c="4"/>"query": "terrorist attack"</text:p>
      <text:p text:style-name="P1">}</text:p>
      <text:p text:style-name="P1"/>
      <text:p text:style-name="P1"/>
      <text:p text:style-name="P1">step3: Twitter API authentication keys: The API keys that are necessary to access Twitter API service. (key = "auth")</text:p>
      <text:p text:style-name="P1"/>
      <text:p text:style-name="P1">define('CONSUMER_KEY', '');</text:p>
      <text:p text:style-name="P1">define('CONSUMER_SECRET', '');</text:p>
      <text:p text:style-name="P1">define('ACCESS_TOKEN', '');</text:p>
      <text:p text:style-name="P1">define('ACCESS_TOKEN_SECRET', '');</text:p>
      <text:p text:style-name="P1"/>
      <text:p text:style-name="P1"/>
      <text:p text:style-name="P2">step4: </text:p>
      <text:p text:style-name="P1"/>
      <text:p text:style-name="P1">A list of tweet objects: This is the list of relevant tweet objects for your query. To get more information about the structure about the tweet objects</text:p>
      <text:p text:style-name="P1"/>
      <text:p text:style-name="P1"/>
      <text:p text:style-name="P1">[</text:p>
      <text:p text:style-name="P1"><text:s text:c="4"/>tweet_object_1,</text:p>
      <text:p text:style-name="P1"><text:s text:c="4"/>tweet_object_2,</text:p>
      <text:p text:style-name="P1"><text:s text:c="4"/>...,</text:p>
      <text:p text:style-name="P1"><text:s text:c="4"/>tweet_object_n</text:p>
      <text:p text:style-name="P1">]</text:p>
      <text:p text:style-name="P1"/>
      <text:p text:style-name="P1"/>
      <text:p text:style-name="P1"/>
      <text:p text:style-name="P1">example :</text:p>
      <text:p text:style-name="P1"/>
      <text:p text:style-name="P1"/>
      <text:p text:style-name="P1">{</text:p>
      <text:p text:style-name="P1"><text:soft-page-break/><text:s text:c="4"/>"query": "terrorist attack",</text:p>
      <text:p text:style-name="P1"><text:s text:c="4"/>"numTweets": 250,</text:p>
      <text:p text:style-name="P1"><text:s text:c="4"/>"auth": {</text:p>
      <text:p text:style-name="P1"><text:s text:c="8"/>"app_key": "xxxxxxx",</text:p>
      <text:p text:style-name="P1"><text:s text:c="8"/>"app_secret": "xxxxxxx",</text:p>
      <text:p text:style-name="P1"><text:s text:c="8"/>"oauth_token": "xxxxxxx",</text:p>
      <text:p text:style-name="P1"><text:s text:c="8"/>"oauth_token_secret": "xxxxxxx"</text:p>
      <text:p text:style-name="P1"><text:s text:c="4"/>}</text:p>
      <text:p text:style-name="P1">}</text:p>
      <text:p text:style-name="P1"/>
      <text:p text:style-name="P1"/>
      <text:p text:style-name="P1">numTweets besed count we will show this severity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mo Data:</text:p>
      <text:p text:style-name="P1"/>
      <text:p text:style-name="P1"/>
      <text:p text:style-name="P1"/>
      <text:p text:style-name="P1">inputs:</text:p>
      <text:p text:style-name="P1"/>
      <text:p text:style-name="P1"/>
      <text:p text:style-name="P1"/>
      <text:p text:style-name="P1">{</text:p>
      <text:p text:style-name="P1"><text:s text:c="4"/>"query": "terrorist attack",</text:p>
      <text:p text:style-name="P1"><text:s text:c="4"/>"numTweets": "10",</text:p>
      <text:p text:style-name="P1"><text:s text:c="4"/>"auth": {</text:p>
      <text:p text:style-name="P1"><text:s text:c="8"/>"app_key": "W1hmjsrwzG20NHDKLPDOywbX8",</text:p>
      <text:p text:style-name="P1"><text:s text:c="8"/>"app_secret": "tGU3ixqkhQ1UwiZOHHTY2rOWg3o09jE5QkWkTqKDvrIhUDthLI",</text:p>
      <text:p text:style-name="P1"><text:s text:c="8"/>"oauth_token": "476664408-QMwRy3bW26VHj3jjWTi6AKWPdPc7z9iTAGHTjB6M",</text:p>
      <text:p text:style-name="P1"><text:s text:c="8"/>"oauth_token_secret": "s3Tiy8sECHcskzvmp8KJzn9HJnUvV6izA69KdvtcSHEro"</text:p>
      <text:p text:style-name="P1"><text:s text:c="4"/>}</text:p>
      <text:p text:style-name="P1">}</text:p>
      <text:p text:style-name="P1"/>
      <text:p text:style-name="P1"/>
      <text:p text:style-name="P1">output:</text:p>
      <text:p text:style-name="P1"/>
      <text:p text:style-name="P1"/>
      <text:p text:style-name="P1"/>
      <text:p text:style-name="P1">[</text:p>
      <text:p text:style-name="P1"><text:s text:c="2"/>{</text:p>
      <text:p text:style-name="P1"><text:s text:c="4"/>"contributors": null,</text:p>
      <text:p text:style-name="P1"><text:s text:c="4"/>"truncated": false,</text:p>
      <text:p text:style-name="P1"><text:soft-page-break/><text:s text:c="4"/>"text": "RT @algorithmia: Winners of the Algorithmia Shorties Contest Announced <text:s/>https://t.co/5wNVK8jVTP",</text:p>
      <text:p text:style-name="P1"><text:s text:c="4"/>"is_quote_status": false,</text:p>
      <text:p text:style-name="P1"><text:s text:c="4"/>"in_reply_to_status_id": null,</text:p>
      <text:p text:style-name="P1"><text:s text:c="4"/>"id": 690746052840931300,</text:p>
      <text:p text:style-name="P1"><text:s text:c="4"/>"favorite_count": 0,</text:p>
      <text:p text:style-name="P1"><text:s text:c="4"/>"source": "&lt;a href=\"http://twitter.com/#!/download/ipad\" rel=\"nofollow\"&gt;Twitter for iPad&lt;/a&gt;",</text:p>
      <text:p text:style-name="P1"><text:s text:c="4"/>"retweeted": false,</text:p>
      <text:p text:style-name="P1"><text:s text:c="4"/>"coordinates": null,</text:p>
      <text:p text:style-name="P1"><text:s text:c="4"/>"entities": {</text:p>
      <text:p text:style-name="P1"><text:s text:c="6"/>"symbols": [],</text:p>
      <text:p text:style-name="P1"><text:s text:c="6"/>"user_mentions": [</text:p>
      <text:p text:style-name="P1"><text:s text:c="8"/>{</text:p>
      <text:p text:style-name="P1"><text:s text:c="10"/>"id": 1124772746,</text:p>
      <text:p text:style-name="P1"><text:s text:c="10"/>"indices": [3, 15],</text:p>
      <text:p text:style-name="P1"><text:s text:c="10"/>"id_str": "1124772746",</text:p>
      <text:p text:style-name="P1"><text:s text:c="10"/>"screen_name": "algorithmia",</text:p>
      <text:p text:style-name="P1"><text:s text:c="10"/>"name": "Algorithmia"</text:p>
      <text:p text:style-name="P1"><text:s text:c="8"/>}</text:p>
      <text:p text:style-name="P1"><text:s text:c="6"/>],</text:p>
      <text:p text:style-name="P1"><text:s text:c="6"/>"hashtags": [],</text:p>
      <text:p text:style-name="P1"><text:s text:c="6"/>"urls": [</text:p>
      <text:p text:style-name="P1"><text:s text:c="8"/>{</text:p>
      <text:p text:style-name="P1"><text:s text:c="10"/>"url": "https://t.co/5wNVK8jVTP",</text:p>
      <text:p text:style-name="P1"><text:s text:c="10"/>"indices": [72, 95],</text:p>
      <text:p text:style-name="P1"><text:s text:c="10"/>"expanded_url": "http://buff.ly/1Jm9nEr",</text:p>
      <text:p text:style-name="P1"><text:s text:c="10"/>"display_url": "buff.ly/1Jm9nEr"</text:p>
      <text:p text:style-name="P1"><text:s text:c="8"/>}</text:p>
      <text:p text:style-name="P1"><text:s text:c="6"/>]</text:p>
      <text:p text:style-name="P1"><text:s text:c="4"/>},</text:p>
      <text:p text:style-name="P1"><text:s text:c="4"/>"in_reply_to_screen_name": null,</text:p>
      <text:p text:style-name="P1"><text:s text:c="4"/>"in_reply_to_user_id": null,</text:p>
      <text:p text:style-name="P1"><text:s text:c="4"/>"retweet_count": 4,</text:p>
      <text:p text:style-name="P1"><text:s text:c="4"/>"id_str": "690746052840931328",</text:p>
      <text:p text:style-name="P1"><text:s text:c="4"/>"favorited": false,</text:p>
      <text:p text:style-name="P1"><text:s text:c="4"/>"retweeted_status": {</text:p>
      <text:p text:style-name="P1"><text:s text:c="6"/>"contributors": null,</text:p>
      <text:p text:style-name="P1"><text:s text:c="6"/>"truncated": false,</text:p>
      <text:p text:style-name="P1"><text:s text:c="6"/>"text": "Winners of the Algorithmia Shorties Contest Announced <text:s/>https://t.co/5wNVK8jVTP",</text:p>
      <text:p text:style-name="P1"><text:s text:c="6"/>"is_quote_status": false,</text:p>
      <text:p text:style-name="P1"><text:s text:c="6"/>"in_reply_to_status_id": null,</text:p>
      <text:p text:style-name="P1"><text:s text:c="6"/>"id": 690346141955821600,</text:p>
      <text:p text:style-name="P1"><text:s text:c="6"/>"favorite_count": 10,</text:p>
      <text:p text:style-name="P1"><text:s text:c="6"/>"source": "&lt;a href=\"http://bufferapp.com\" rel=\"nofollow\"&gt;Buffer&lt;/a&gt;",</text:p>
      <text:p text:style-name="P1"><text:s text:c="6"/>"retweeted": false,</text:p>
      <text:p text:style-name="P1"><text:s text:c="6"/>"coordinates": null,</text:p>
      <text:p text:style-name="P1"><text:s text:c="6"/>"entities": {</text:p>
      <text:p text:style-name="P1"><text:s text:c="8"/>"symbols": [],</text:p>
      <text:p text:style-name="P1"><text:s text:c="8"/>"user_mentions": [],</text:p>
      <text:p text:style-name="P1"><text:s text:c="8"/>"hashtags": [],</text:p>
      <text:p text:style-name="P1"><text:s text:c="8"/>"urls": [</text:p>
      <text:p text:style-name="P1"><text:soft-page-break/><text:s text:c="10"/>{</text:p>
      <text:p text:style-name="P1"><text:s text:c="12"/>"url": "https://t.co/5wNVK8jVTP",</text:p>
      <text:p text:style-name="P1"><text:s text:c="12"/>"indices": [55, 78],</text:p>
      <text:p text:style-name="P1"><text:s text:c="12"/>"expanded_url": "http://buff.ly/1Jm9nEr",</text:p>
      <text:p text:style-name="P1"><text:s text:c="12"/>"display_url": "buff.ly/1Jm9nEr"</text:p>
      <text:p text:style-name="P1"><text:s text:c="10"/>}</text:p>
      <text:p text:style-name="P1"><text:s text:c="8"/>]</text:p>
      <text:p text:style-name="P1"><text:s text:c="6"/>},</text:p>
      <text:p text:style-name="P1"><text:s text:c="6"/>"in_reply_to_screen_name": null,</text:p>
      <text:p text:style-name="P1"><text:s text:c="6"/>"in_reply_to_user_id": null,</text:p>
      <text:p text:style-name="P1"><text:s text:c="6"/>"retweet_count": 4,</text:p>
      <text:p text:style-name="P1"><text:s text:c="6"/>"id_str": "690346141955821573",</text:p>
      <text:p text:style-name="P1"><text:s text:c="6"/>"favorited": false,</text:p>
      <text:p text:style-name="P1"><text:s text:c="6"/>"user": {</text:p>
      <text:p text:style-name="P1"><text:s text:c="8"/>"follow_request_sent": false,</text:p>
      <text:p text:style-name="P1"><text:s text:c="8"/>"has_extended_profile": false,</text:p>
      <text:p text:style-name="P1"><text:s text:c="8"/>"profile_use_background_image": false,</text:p>
      <text:p text:style-name="P1"><text:s text:c="8"/>"default_profile_image": false,</text:p>
      <text:p text:style-name="P1"><text:s text:c="8"/>"id": 1124772746,</text:p>
      <text:p text:style-name="P1"><text:s text:c="8"/>"profile_background_image_url_https": "https://abs.twimg.com/images/themes/theme9/bg.gif",</text:p>
      <text:p text:style-name="P1"><text:s text:c="8"/>"verified": false,</text:p>
      <text:p text:style-name="P1"><text:s text:c="8"/>"profile_text_color": "000000",</text:p>
      <text:p text:style-name="P1"><text:s text:c="8"/>"profile_image_url_https": "https://pbs.twimg.com/profile_images/615687302044475392/nnh1F-cO_normal.png",</text:p>
      <text:p text:style-name="P1"><text:s text:c="8"/>"profile_sidebar_fill_color": "000000",</text:p>
      <text:p text:style-name="P1"><text:s text:c="8"/>"entities": {</text:p>
      <text:p text:style-name="P1"><text:s text:c="10"/>"url": {</text:p>
      <text:p text:style-name="P1"><text:s text:c="12"/>"urls": [</text:p>
      <text:p text:style-name="P1"><text:s text:c="14"/>{</text:p>
      <text:p text:style-name="P1"><text:s text:c="16"/>"url": "https://t.co/r0pGirwnKa",</text:p>
      <text:p text:style-name="P1"><text:s text:c="16"/>"indices": [0, 23],</text:p>
      <text:p text:style-name="P1"><text:s text:c="16"/>"expanded_url": "https://algorithmia.com/",</text:p>
      <text:p text:style-name="P1"><text:s text:c="16"/>"display_url": "algorithmia.com"</text:p>
      <text:p text:style-name="P1"><text:s text:c="14"/>}</text:p>
      <text:p text:style-name="P1"><text:s text:c="12"/>]</text:p>
      <text:p text:style-name="P1"><text:s text:c="10"/>},</text:p>
      <text:p text:style-name="P1"><text:s text:c="10"/>"description": {"urls": []}</text:p>
      <text:p text:style-name="P1"><text:s text:c="8"/>},</text:p>
      <text:p text:style-name="P1"><text:s text:c="8"/>"followers_count": 1376,</text:p>
      <text:p text:style-name="P1"><text:s text:c="8"/>"profile_sidebar_border_color": "000000",</text:p>
      <text:p text:style-name="P1"><text:s text:c="8"/>"id_str": "1124772746",</text:p>
      <text:p text:style-name="P1"><text:s text:c="8"/>"profile_background_color": "000000",</text:p>
      <text:p text:style-name="P1"><text:s text:c="8"/>"listed_count": 121,</text:p>
      <text:p text:style-name="P1"><text:s text:c="8"/>"is_translation_enabled": false,</text:p>
      <text:p text:style-name="P1"><text:s text:c="8"/>"utc_offset": -28800,</text:p>
      <text:p text:style-name="P1"><text:s text:c="8"/>"statuses_count": 465,</text:p>
      <text:p text:style-name="P1"><text:s text:c="8"/>"description": "Open Marketplace for Algorithms",</text:p>
      <text:p text:style-name="P1"><text:s text:c="8"/>"friends_count": 339,</text:p>
      <text:p text:style-name="P1"><text:s text:c="8"/>"location": "",</text:p>
      <text:p text:style-name="P1"><text:s text:c="8"/>"profile_link_color": "5000BE",</text:p>
      <text:p text:style-name="P1"><text:soft-page-break/><text:s text:c="8"/>"profile_image_url": "http://pbs.twimg.com/profile_images/615687302044475392/nnh1F-cO_normal.png",</text:p>
      <text:p text:style-name="P1"><text:s text:c="8"/>"following": true,</text:p>
      <text:p text:style-name="P1"><text:s text:c="8"/>"geo_enabled": false,</text:p>
      <text:p text:style-name="P1"><text:s text:c="8"/>"profile_banner_url": "https://pbs.twimg.com/profile_banners/1124772746/1429754257",</text:p>
      <text:p text:style-name="P1"><text:s text:c="8"/>"profile_background_image_url": "http://abs.twimg.com/images/themes/theme9/bg.gif",</text:p>
      <text:p text:style-name="P1"><text:s text:c="8"/>"screen_name": "algorithmia",</text:p>
      <text:p text:style-name="P1"><text:s text:c="8"/>"lang": "en",</text:p>
      <text:p text:style-name="P1"><text:s text:c="8"/>"profile_background_tile": false,</text:p>
      <text:p text:style-name="P1"><text:s text:c="8"/>"favourites_count": 2482,</text:p>
      <text:p text:style-name="P1"><text:s text:c="8"/>"name": "Algorithmia",</text:p>
      <text:p text:style-name="P1"><text:s text:c="8"/>"notifications": false,</text:p>
      <text:p text:style-name="P1"><text:s text:c="8"/>"url": "https://t.co/r0pGirwnKa",</text:p>
      <text:p text:style-name="P1"><text:s text:c="8"/>"created_at": "Sun Jan 27 11:29:10 +0000 2013",</text:p>
      <text:p text:style-name="P1"><text:s text:c="8"/>"contributors_enabled": false,</text:p>
      <text:p text:style-name="P1"><text:s text:c="8"/>"time_zone": "Pacific Time (US &amp; Canada)",</text:p>
      <text:p text:style-name="P1"><text:s text:c="8"/>"protected": false,</text:p>
      <text:p text:style-name="P1"><text:s text:c="8"/>"default_profile": false,</text:p>
      <text:p text:style-name="P1"><text:s text:c="8"/>"is_translator": false</text:p>
      <text:p text:style-name="P1"><text:s text:c="6"/>},</text:p>
      <text:p text:style-name="P1"><text:s text:c="6"/>"geo": null,</text:p>
      <text:p text:style-name="P1"><text:s text:c="6"/>"in_reply_to_user_id_str": null,</text:p>
      <text:p text:style-name="P1"><text:s text:c="6"/>"possibly_sensitive": false,</text:p>
      <text:p text:style-name="P1"><text:s text:c="6"/>"lang": "en",</text:p>
      <text:p text:style-name="P1"><text:s text:c="6"/>"created_at": "Fri Jan 22 01:32:00 +0000 2016",</text:p>
      <text:p text:style-name="P1"><text:s text:c="6"/>"in_reply_to_status_id_str": null,</text:p>
      <text:p text:style-name="P1"><text:s text:c="6"/>"place": null,</text:p>
      <text:p text:style-name="P1"><text:s text:c="6"/>"metadata": {</text:p>
      <text:p text:style-name="P1"><text:s text:c="8"/>"iso_language_code": "en",</text:p>
      <text:p text:style-name="P1"><text:s text:c="8"/>"result_type": "recent"</text:p>
      <text:p text:style-name="P1"><text:s text:c="6"/>}</text:p>
      <text:p text:style-name="P1"><text:s text:c="4"/>},</text:p>
      <text:p text:style-name="P1"><text:s text:c="4"/>"user": {</text:p>
      <text:p text:style-name="P1"><text:s text:c="6"/>"follow_request_sent": false,</text:p>
      <text:p text:style-name="P1"><text:s text:c="6"/>"has_extended_profile": false,</text:p>
      <text:p text:style-name="P1"><text:s text:c="6"/>"profile_use_background_image": true,</text:p>
      <text:p text:style-name="P1"><text:s text:c="6"/>"default_profile_image": false,</text:p>
      <text:p text:style-name="P1"><text:s text:c="6"/>"id": 27622192,</text:p>
      <text:p text:style-name="P1"><text:s text:c="6"/>"profile_background_image_url_https": "https://abs.twimg.com/images/themes/theme1/bg.png",</text:p>
      <text:p text:style-name="P1"><text:s text:c="6"/>"verified": false,</text:p>
      <text:p text:style-name="P1"><text:s text:c="6"/>"profile_text_color": "333333",</text:p>
      <text:p text:style-name="P1"><text:s text:c="6"/>"profile_image_url_https": "https://pbs.twimg.com/profile_images/619332913784594432/vX8TtOLA_normal.jpg",</text:p>
      <text:p text:style-name="P1"><text:s text:c="6"/>"profile_sidebar_fill_color": "DDEEF6",</text:p>
      <text:p text:style-name="P1"><text:s text:c="6"/>"entities": {</text:p>
      <text:p text:style-name="P1"><text:s text:c="8"/>"url": {</text:p>
      <text:p text:style-name="P1"><text:s text:c="10"/>"urls": [</text:p>
      <text:p text:style-name="P1"><text:s text:c="12"/>{</text:p>
      <text:p text:style-name="P1"><text:s text:c="14"/>"url": "http://t.co/o8n8y9eREz",</text:p>
      <text:p text:style-name="P1"><text:s text:c="14"/>"indices": [0, 22],</text:p>
      <text:p text:style-name="P1"><text:s text:c="14"/>"expanded_url": "http://www.xn-consultores.com",</text:p>
      <text:p text:style-name="P1"><text:s text:c="14"/>"display_url": "xn-consultores.com"</text:p>
      <text:p text:style-name="P1"><text:soft-page-break/><text:s text:c="12"/>}</text:p>
      <text:p text:style-name="P1"><text:s text:c="10"/>]</text:p>
      <text:p text:style-name="P1"><text:s text:c="8"/>},</text:p>
      <text:p text:style-name="P1"><text:s text:c="8"/>"description": {"urls": []}</text:p>
      <text:p text:style-name="P1"><text:s text:c="6"/>},</text:p>
      <text:p text:style-name="P1"><text:s text:c="6"/>"followers_count": 2556,</text:p>
      <text:p text:style-name="P1"><text:s text:c="6"/>"profile_sidebar_border_color": "C0DEED",</text:p>
      <text:p text:style-name="P1"><text:s text:c="6"/>"id_str": "27622192",</text:p>
      <text:p text:style-name="P1"><text:s text:c="6"/>"profile_background_color": "C0DEED",</text:p>
      <text:p text:style-name="P1"><text:s text:c="6"/>"listed_count": 56,</text:p>
      <text:p text:style-name="P1"><text:s text:c="6"/>"is_translation_enabled": false,</text:p>
      <text:p text:style-name="P1"><text:s text:c="6"/>"utc_offset": -10800,</text:p>
      <text:p text:style-name="P1"><text:s text:c="6"/>"statuses_count": 2125,</text:p>
      <text:p text:style-name="P1"><text:s text:c="6"/>"description": "Entrepreneur, Investor/VC in Latin America &amp; Mgmt. Consultant. Helping a new generation of Entrepreneurs and Managers to flourish in LatAm.",</text:p>
      <text:p text:style-name="P1"><text:s text:c="6"/>"friends_count": 226,</text:p>
      <text:p text:style-name="P1"><text:s text:c="6"/>"location": "Montevideo - Uruguay",</text:p>
      <text:p text:style-name="P1"><text:s text:c="6"/>"profile_link_color": "0084B4",</text:p>
      <text:p text:style-name="P1"><text:s text:c="6"/>"profile_image_url": "http://pbs.twimg.com/profile_images/619332913784594432/vX8TtOLA_normal.jpg",</text:p>
      <text:p text:style-name="P1"><text:s text:c="6"/>"following": false,</text:p>
      <text:p text:style-name="P1"><text:s text:c="6"/>"geo_enabled": true,</text:p>
      <text:p text:style-name="P1"><text:s text:c="6"/>"profile_background_image_url": "http://abs.twimg.com/images/themes/theme1/bg.png",</text:p>
      <text:p text:style-name="P1"><text:s text:c="6"/>"screen_name": "rmo54",</text:p>
      <text:p text:style-name="P1"><text:s text:c="6"/>"lang": "en",</text:p>
      <text:p text:style-name="P1"><text:s text:c="6"/>"profile_background_tile": false,</text:p>
      <text:p text:style-name="P1"><text:s text:c="6"/>"favourites_count": 306,</text:p>
      <text:p text:style-name="P1"><text:s text:c="6"/>"name": "Rodolfo Oppenheimer",</text:p>
      <text:p text:style-name="P1"><text:s text:c="6"/>"notifications": false,</text:p>
      <text:p text:style-name="P1"><text:s text:c="6"/>"url": "http://t.co/o8n8y9eREz",</text:p>
      <text:p text:style-name="P1"><text:s text:c="6"/>"created_at": "Mon Mar 30 11:49:34 +0000 2009",</text:p>
      <text:p text:style-name="P1"><text:s text:c="6"/>"contributors_enabled": false,</text:p>
      <text:p text:style-name="P1"><text:s text:c="6"/>"time_zone": "Buenos Aires",</text:p>
      <text:p text:style-name="P1"><text:s text:c="6"/>"protected": false,</text:p>
      <text:p text:style-name="P1"><text:s text:c="6"/>"default_profile": true,</text:p>
      <text:p text:style-name="P1"><text:s text:c="6"/>"is_translator": false</text:p>
      <text:p text:style-name="P1"><text:s text:c="4"/>},</text:p>
      <text:p text:style-name="P1"><text:s text:c="4"/>"geo": null,</text:p>
      <text:p text:style-name="P1"><text:s text:c="4"/>"in_reply_to_user_id_str": null,</text:p>
      <text:p text:style-name="P1"><text:s text:c="4"/>"possibly_sensitive": false,</text:p>
      <text:p text:style-name="P1"><text:s text:c="4"/>"lang": "en",</text:p>
      <text:p text:style-name="P1"><text:s text:c="4"/>"created_at": "Sat Jan 23 04:01:07 +0000 2016",</text:p>
      <text:p text:style-name="P1"><text:s text:c="4"/>"in_reply_to_status_id_str": null,</text:p>
      <text:p text:style-name="P1"><text:s text:c="4"/>"place": null,</text:p>
      <text:p text:style-name="P1"><text:s text:c="4"/>"metadata": {</text:p>
      <text:p text:style-name="P1"><text:s text:c="6"/>"iso_language_code": "en",</text:p>
      <text:p text:style-name="P1"><text:s text:c="6"/>"result_type": "recent"</text:p>
      <text:p text:style-name="P1"><text:s text:c="4"/>}</text:p>
      <text:p text:style-name="P1"><text:s text:c="2"/>},</text:p>
      <text:p text:style-name="P1"><text:s text:c="2"/>{</text:p>
      <text:p text:style-name="P1"><text:s text:c="4"/>"contributors": null,</text:p>
      <text:p text:style-name="P1"><text:s text:c="4"/>"truncated": false,</text:p>
      <text:p text:style-name="P1"><text:soft-page-break/><text:s text:c="4"/>"text": "From Pixels to Paragraphs https://t.co/ZCZjpcF5rh",</text:p>
      <text:p text:style-name="P1"><text:s text:c="4"/>"is_quote_status": false,</text:p>
      <text:p text:style-name="P1"><text:s text:c="4"/>"in_reply_to_status_id": null,</text:p>
      <text:p text:style-name="P1"><text:s text:c="4"/>"id": 690680968865280000,</text:p>
      <text:p text:style-name="P1"><text:s text:c="4"/>"favorite_count": 4,</text:p>
      <text:p text:style-name="P1"><text:s text:c="4"/>"source": "&lt;a href=\"http://bufferapp.com\" rel=\"nofollow\"&gt;Buffer&lt;/a&gt;",</text:p>
      <text:p text:style-name="P1"><text:s text:c="4"/>"retweeted": false,</text:p>
      <text:p text:style-name="P1"><text:s text:c="4"/>"coordinates": null,</text:p>
      <text:p text:style-name="P1"><text:s text:c="4"/>"entities": {</text:p>
      <text:p text:style-name="P1"><text:s text:c="6"/>"symbols": [],</text:p>
      <text:p text:style-name="P1"><text:s text:c="6"/>"user_mentions": [],</text:p>
      <text:p text:style-name="P1"><text:s text:c="6"/>"hashtags": [],</text:p>
      <text:p text:style-name="P1"><text:s text:c="6"/>"urls": [</text:p>
      <text:p text:style-name="P1"><text:s text:c="8"/>{</text:p>
      <text:p text:style-name="P1"><text:s text:c="10"/>"url": "https://t.co/ZCZjpcF5rh",</text:p>
      <text:p text:style-name="P1"><text:s text:c="10"/>"indices": [26, 49],</text:p>
      <text:p text:style-name="P1"><text:s text:c="10"/>"expanded_url": "http://buff.ly/1Jdl6Ff",</text:p>
      <text:p text:style-name="P1"><text:s text:c="10"/>"display_url": "buff.ly/1Jdl6Ff"</text:p>
      <text:p text:style-name="P1"><text:s text:c="8"/>}</text:p>
      <text:p text:style-name="P1"><text:s text:c="6"/>]</text:p>
      <text:p text:style-name="P1"><text:s text:c="4"/>},</text:p>
      <text:p text:style-name="P1"><text:s text:c="4"/>"in_reply_to_screen_name": null,</text:p>
      <text:p text:style-name="P1"><text:s text:c="4"/>"in_reply_to_user_id": null,</text:p>
      <text:p text:style-name="P1"><text:s text:c="4"/>"retweet_count": 0,</text:p>
      <text:p text:style-name="P1"><text:s text:c="4"/>"id_str": "690680968865280002",</text:p>
      <text:p text:style-name="P1"><text:s text:c="4"/>"favorited": false,</text:p>
      <text:p text:style-name="P1"><text:s text:c="4"/>"user": {</text:p>
      <text:p text:style-name="P1"><text:s text:c="6"/>"follow_request_sent": false,</text:p>
      <text:p text:style-name="P1"><text:s text:c="6"/>"has_extended_profile": false,</text:p>
      <text:p text:style-name="P1"><text:s text:c="6"/>"profile_use_background_image": false,</text:p>
      <text:p text:style-name="P1"><text:s text:c="6"/>"default_profile_image": false,</text:p>
      <text:p text:style-name="P1"><text:s text:c="6"/>"id": 1124772746,</text:p>
      <text:p text:style-name="P1"><text:s text:c="6"/>"profile_background_image_url_https": "https://abs.twimg.com/images/themes/theme9/bg.gif",</text:p>
      <text:p text:style-name="P1"><text:s text:c="6"/>"verified": false,</text:p>
      <text:p text:style-name="P1"><text:s text:c="6"/>"profile_text_color": "000000",</text:p>
      <text:p text:style-name="P1"><text:s text:c="6"/>"profile_image_url_https": "https://pbs.twimg.com/profile_images/615687302044475392/nnh1F-cO_normal.png",</text:p>
      <text:p text:style-name="P1"><text:s text:c="6"/>"profile_sidebar_fill_color": "000000",</text:p>
      <text:p text:style-name="P1"><text:s text:c="6"/>"entities": {</text:p>
      <text:p text:style-name="P1"><text:s text:c="8"/>"url": {</text:p>
      <text:p text:style-name="P1"><text:s text:c="10"/>"urls": [</text:p>
      <text:p text:style-name="P1"><text:s text:c="12"/>{</text:p>
      <text:p text:style-name="P1"><text:s text:c="14"/>"url": "https://t.co/r0pGirwnKa",</text:p>
      <text:p text:style-name="P1"><text:s text:c="14"/>"indices": [0, 23],</text:p>
      <text:p text:style-name="P1"><text:s text:c="14"/>"expanded_url": "https://algorithmia.com/",</text:p>
      <text:p text:style-name="P1"><text:s text:c="14"/>"display_url": "algorithmia.com"</text:p>
      <text:p text:style-name="P1"><text:s text:c="12"/>}</text:p>
      <text:p text:style-name="P1"><text:s text:c="10"/>]</text:p>
      <text:p text:style-name="P1"><text:s text:c="8"/>},</text:p>
      <text:p text:style-name="P1"><text:s text:c="8"/>"description": {"urls": []}</text:p>
      <text:p text:style-name="P1"><text:s text:c="6"/>},</text:p>
      <text:p text:style-name="P1"><text:s text:c="6"/>"followers_count": 1376,</text:p>
      <text:p text:style-name="P1"><text:soft-page-break/><text:s text:c="6"/>"profile_sidebar_border_color": "000000",</text:p>
      <text:p text:style-name="P1"><text:s text:c="6"/>"id_str": "1124772746",</text:p>
      <text:p text:style-name="P1"><text:s text:c="6"/>"profile_background_color": "000000",</text:p>
      <text:p text:style-name="P1"><text:s text:c="6"/>"listed_count": 121,</text:p>
      <text:p text:style-name="P1"><text:s text:c="6"/>"is_translation_enabled": false,</text:p>
      <text:p text:style-name="P1"><text:s text:c="6"/>"utc_offset": -28800,</text:p>
      <text:p text:style-name="P1"><text:s text:c="6"/>"statuses_count": 465,</text:p>
      <text:p text:style-name="P1"><text:s text:c="6"/>"description": "Open Marketplace for Algorithms",</text:p>
      <text:p text:style-name="P1"><text:s text:c="6"/>"friends_count": 339,</text:p>
      <text:p text:style-name="P1"><text:s text:c="6"/>"location": "",</text:p>
      <text:p text:style-name="P1"><text:s text:c="6"/>"profile_link_color": "5000BE",</text:p>
      <text:p text:style-name="P1"><text:s text:c="6"/>"profile_image_url": "http://pbs.twimg.com/profile_images/615687302044475392/nnh1F-cO_normal.png",</text:p>
      <text:p text:style-name="P1"><text:s text:c="6"/>"following": true,</text:p>
      <text:p text:style-name="P1"><text:s text:c="6"/>"geo_enabled": false,</text:p>
      <text:p text:style-name="P1"><text:s text:c="6"/>"profile_banner_url": "https://pbs.twimg.com/profile_banners/1124772746/1429754257",</text:p>
      <text:p text:style-name="P1"><text:s text:c="6"/>"profile_background_image_url": "http://abs.twimg.com/images/themes/theme9/bg.gif",</text:p>
      <text:p text:style-name="P1"><text:s text:c="6"/>"screen_name": "algorithmia",</text:p>
      <text:p text:style-name="P1"><text:s text:c="6"/>"lang": "en",</text:p>
      <text:p text:style-name="P1"><text:s text:c="6"/>"profile_background_tile": false,</text:p>
      <text:p text:style-name="P1"><text:s text:c="6"/>"favourites_count": 2482,</text:p>
      <text:p text:style-name="P1"><text:s text:c="6"/>"name": "Algorithmia",</text:p>
      <text:p text:style-name="P1"><text:s text:c="6"/>"notifications": false,</text:p>
      <text:p text:style-name="P1"><text:s text:c="6"/>"url": "https://t.co/r0pGirwnKa",</text:p>
      <text:p text:style-name="P1"><text:s text:c="6"/>"created_at": "Sun Jan 27 11:29:10 +0000 2013",</text:p>
      <text:p text:style-name="P1"><text:s text:c="6"/>"contributors_enabled": false,</text:p>
      <text:p text:style-name="P1"><text:s text:c="6"/>"time_zone": "Pacific Time (US &amp; Canada)",</text:p>
      <text:p text:style-name="P1"><text:s text:c="6"/>"protected": false,</text:p>
      <text:p text:style-name="P1"><text:s text:c="6"/>"default_profile": false,</text:p>
      <text:p text:style-name="P1"><text:s text:c="6"/>"is_translator": false</text:p>
      <text:p text:style-name="P1"><text:s text:c="4"/>},</text:p>
      <text:p text:style-name="P1"><text:s text:c="4"/>"geo": null,</text:p>
      <text:p text:style-name="P1"><text:s text:c="4"/>"in_reply_to_user_id_str": null,</text:p>
      <text:p text:style-name="P1"><text:s text:c="4"/>"possibly_sensitive": false,</text:p>
      <text:p text:style-name="P1"><text:s text:c="4"/>"lang": "en",</text:p>
      <text:p text:style-name="P1"><text:s text:c="4"/>"created_at": "Fri Jan 22 23:42:29 +0000 2016",</text:p>
      <text:p text:style-name="P1"><text:s text:c="4"/>"in_reply_to_status_id_str": null,</text:p>
      <text:p text:style-name="P1"><text:s text:c="4"/>"place": null,</text:p>
      <text:p text:style-name="P1"><text:s text:c="4"/>"metadata": {</text:p>
      <text:p text:style-name="P1"><text:s text:c="6"/>"iso_language_code": "en",</text:p>
      <text:p text:style-name="P1"><text:s text:c="6"/>"result_type": "recent"</text:p>
      <text:p text:style-name="P1"><text:s text:c="4"/>}</text:p>
      <text:p text:style-name="P1"><text:s text:c="2"/>},</text:p>
      <text:p text:style-name="P1"><text:s text:c="2"/>{</text:p>
      <text:p text:style-name="P1"><text:s text:c="4"/>"contributors": null,</text:p>
      <text:p text:style-name="P1"><text:s text:c="4"/>"truncated": false,</text:p>
      <text:p text:style-name="P1"><text:s text:c="4"/>"text": "Deep Learning in a Nutshell: Core Concepts https://t.co/W7yomp5259",</text:p>
      <text:p text:style-name="P1"><text:s text:c="4"/>"is_quote_status": false,</text:p>
      <text:p text:style-name="P1"><text:s text:c="4"/>"in_reply_to_status_id": null,</text:p>
      <text:p text:style-name="P1"><text:s text:c="4"/>"id": 690640167821037600,</text:p>
      <text:p text:style-name="P1"><text:s text:c="4"/>"favorite_count": 6,</text:p>
      <text:p text:style-name="P1"><text:s text:c="4"/>"source": "&lt;a href=\"http://bufferapp.com\" rel=\"nofollow\"&gt;Buffer&lt;/a&gt;",</text:p>
      <text:p text:style-name="P1"><text:soft-page-break/><text:s text:c="4"/>"retweeted": false,</text:p>
      <text:p text:style-name="P1"><text:s text:c="4"/>"coordinates": null,</text:p>
      <text:p text:style-name="P1"><text:s text:c="4"/>"entities": {</text:p>
      <text:p text:style-name="P1"><text:s text:c="6"/>"symbols": [],</text:p>
      <text:p text:style-name="P1"><text:s text:c="6"/>"user_mentions": [],</text:p>
      <text:p text:style-name="P1"><text:s text:c="6"/>"hashtags": [],</text:p>
      <text:p text:style-name="P1"><text:s text:c="6"/>"urls": [</text:p>
      <text:p text:style-name="P1"><text:s text:c="8"/>{</text:p>
      <text:p text:style-name="P1"><text:s text:c="10"/>"url": "https://t.co/W7yomp5259",</text:p>
      <text:p text:style-name="P1"><text:s text:c="10"/>"indices": [43, 66],</text:p>
      <text:p text:style-name="P1"><text:s text:c="10"/>"expanded_url": "http://buff.ly/1Jdl548",</text:p>
      <text:p text:style-name="P1"><text:s text:c="10"/>"display_url": "buff.ly/1Jdl548"</text:p>
      <text:p text:style-name="P1"><text:s text:c="8"/>}</text:p>
      <text:p text:style-name="P1"><text:s text:c="6"/>]</text:p>
      <text:p text:style-name="P1"><text:s text:c="4"/>},</text:p>
      <text:p text:style-name="P1"><text:s text:c="4"/>"in_reply_to_screen_name": null,</text:p>
      <text:p text:style-name="P1"><text:s text:c="4"/>"in_reply_to_user_id": null,</text:p>
      <text:p text:style-name="P1"><text:s text:c="4"/>"retweet_count": 6,</text:p>
      <text:p text:style-name="P1"><text:s text:c="4"/>"id_str": "690640167821037568",</text:p>
      <text:p text:style-name="P1"><text:s text:c="4"/>"favorited": false,</text:p>
      <text:p text:style-name="P1"><text:s text:c="4"/>"user": {</text:p>
      <text:p text:style-name="P1"><text:s text:c="6"/>"follow_request_sent": false,</text:p>
      <text:p text:style-name="P1"><text:s text:c="6"/>"has_extended_profile": false,</text:p>
      <text:p text:style-name="P1"><text:s text:c="6"/>"profile_use_background_image": false,</text:p>
      <text:p text:style-name="P1"><text:s text:c="6"/>"default_profile_image": false,</text:p>
      <text:p text:style-name="P1"><text:s text:c="6"/>"id": 1124772746,</text:p>
      <text:p text:style-name="P1"><text:s text:c="6"/>"profile_background_image_url_https": "https://abs.twimg.com/images/themes/theme9/bg.gif",</text:p>
      <text:p text:style-name="P1"><text:s text:c="6"/>"verified": false,</text:p>
      <text:p text:style-name="P1"><text:s text:c="6"/>"profile_text_color": "000000",</text:p>
      <text:p text:style-name="P1"><text:s text:c="6"/>"profile_image_url_https": "https://pbs.twimg.com/profile_images/615687302044475392/nnh1F-cO_normal.png",</text:p>
      <text:p text:style-name="P1"><text:s text:c="6"/>"profile_sidebar_fill_color": "000000",</text:p>
      <text:p text:style-name="P1"><text:s text:c="6"/>"entities": {</text:p>
      <text:p text:style-name="P1"><text:s text:c="8"/>"url": {</text:p>
      <text:p text:style-name="P1"><text:s text:c="10"/>"urls": [</text:p>
      <text:p text:style-name="P1"><text:s text:c="12"/>{</text:p>
      <text:p text:style-name="P1"><text:s text:c="14"/>"url": "https://t.co/r0pGirwnKa",</text:p>
      <text:p text:style-name="P1"><text:s text:c="14"/>"indices": [0, 23],</text:p>
      <text:p text:style-name="P1"><text:s text:c="14"/>"expanded_url": "https://algorithmia.com/",</text:p>
      <text:p text:style-name="P1"><text:s text:c="14"/>"display_url": "algorithmia.com"</text:p>
      <text:p text:style-name="P1"><text:s text:c="12"/>}</text:p>
      <text:p text:style-name="P1"><text:s text:c="10"/>]</text:p>
      <text:p text:style-name="P1"><text:s text:c="8"/>},</text:p>
      <text:p text:style-name="P1"><text:s text:c="8"/>"description": {"urls": []}</text:p>
      <text:p text:style-name="P1"><text:s text:c="6"/>},</text:p>
      <text:p text:style-name="P1"><text:s text:c="6"/>"followers_count": 1376,</text:p>
      <text:p text:style-name="P1"><text:s text:c="6"/>"profile_sidebar_border_color": "000000",</text:p>
      <text:p text:style-name="P1"><text:s text:c="6"/>"id_str": "1124772746",</text:p>
      <text:p text:style-name="P1"><text:s text:c="6"/>"profile_background_color": "000000",</text:p>
      <text:p text:style-name="P1"><text:s text:c="6"/>"listed_count": 121,</text:p>
      <text:p text:style-name="P1"><text:s text:c="6"/>"is_translation_enabled": false,</text:p>
      <text:p text:style-name="P1"><text:s text:c="6"/>"utc_offset": -28800,</text:p>
      <text:p text:style-name="P1"><text:soft-page-break/><text:s text:c="6"/>"statuses_count": 465,</text:p>
      <text:p text:style-name="P1"><text:s text:c="6"/>"description": "Open Marketplace for Algorithms",</text:p>
      <text:p text:style-name="P1"><text:s text:c="6"/>"friends_count": 339,</text:p>
      <text:p text:style-name="P1"><text:s text:c="6"/>"location": "",</text:p>
      <text:p text:style-name="P1"><text:s text:c="6"/>"profile_link_color": "5000BE",</text:p>
      <text:p text:style-name="P1"><text:s text:c="6"/>"profile_image_url": "http://pbs.twimg.com/profile_images/615687302044475392/nnh1F-cO_normal.png",</text:p>
      <text:p text:style-name="P1"><text:s text:c="6"/>"following": true,</text:p>
      <text:p text:style-name="P1"><text:s text:c="6"/>"geo_enabled": false,</text:p>
      <text:p text:style-name="P1"><text:s text:c="6"/>"profile_banner_url": "https://pbs.twimg.com/profile_banners/1124772746/1429754257",</text:p>
      <text:p text:style-name="P1"><text:s text:c="6"/>"profile_background_image_url": "http://abs.twimg.com/images/themes/theme9/bg.gif",</text:p>
      <text:p text:style-name="P1"><text:s text:c="6"/>"screen_name": "algorithmia",</text:p>
      <text:p text:style-name="P1"><text:s text:c="6"/>"lang": "en",</text:p>
      <text:p text:style-name="P1"><text:s text:c="6"/>"profile_background_tile": false,</text:p>
      <text:p text:style-name="P1"><text:s text:c="6"/>"favourites_count": 2482,</text:p>
      <text:p text:style-name="P1"><text:s text:c="6"/>"name": "Algorithmia",</text:p>
      <text:p text:style-name="P1"><text:s text:c="6"/>"notifications": false,</text:p>
      <text:p text:style-name="P1"><text:s text:c="6"/>"url": "https://t.co/r0pGirwnKa",</text:p>
      <text:p text:style-name="P1"><text:s text:c="6"/>"created_at": "Sun Jan 27 11:29:10 +0000 2013",</text:p>
      <text:p text:style-name="P1"><text:s text:c="6"/>"contributors_enabled": false,</text:p>
      <text:p text:style-name="P1"><text:s text:c="6"/>"time_zone": "Pacific Time (US &amp; Canada)",</text:p>
      <text:p text:style-name="P1"><text:s text:c="6"/>"protected": false,</text:p>
      <text:p text:style-name="P1"><text:s text:c="6"/>"default_profile": false,</text:p>
      <text:p text:style-name="P1"><text:s text:c="6"/>"is_translator": false</text:p>
      <text:p text:style-name="P1"><text:s text:c="4"/>},</text:p>
      <text:p text:style-name="P1"><text:s text:c="4"/>"geo": null,</text:p>
      <text:p text:style-name="P1"><text:s text:c="4"/>"in_reply_to_user_id_str": null,</text:p>
      <text:p text:style-name="P1"><text:s text:c="4"/>"possibly_sensitive": false,</text:p>
      <text:p text:style-name="P1"><text:s text:c="4"/>"lang": "en",</text:p>
      <text:p text:style-name="P1"><text:s text:c="4"/>"created_at": "Fri Jan 22 21:00:22 +0000 2016",</text:p>
      <text:p text:style-name="P1"><text:s text:c="4"/>"in_reply_to_status_id_str": null,</text:p>
      <text:p text:style-name="P1"><text:s text:c="4"/>"place": null,</text:p>
      <text:p text:style-name="P1"><text:s text:c="4"/>"metadata": {</text:p>
      <text:p text:style-name="P1"><text:s text:c="6"/>"iso_language_code": "en",</text:p>
      <text:p text:style-name="P1"><text:s text:c="6"/>"result_type": "recent"</text:p>
      <text:p text:style-name="P1"><text:s text:c="4"/>}</text:p>
      <text:p text:style-name="P1"><text:s text:c="2"/>},</text:p>
      <text:p text:style-name="P1"><text:s text:c="2"/>{</text:p>
      <text:p text:style-name="P1"><text:s text:c="4"/>"contributors": null,</text:p>
      <text:p text:style-name="P1"><text:s text:c="4"/>"truncated": false,</text:p>
      <text:p text:style-name="P1"><text:s text:c="4"/>"text": "Winners of the Algorithmia Shorties Contest Announced <text:s/>https://t.co/6rFD8djQMd",</text:p>
      <text:p text:style-name="P1"><text:s text:c="4"/>"is_quote_status": false,</text:p>
      <text:p text:style-name="P1"><text:s text:c="4"/>"in_reply_to_status_id": null,</text:p>
      <text:p text:style-name="P1"><text:s text:c="4"/>"id": 690603796972568600,</text:p>
      <text:p text:style-name="P1"><text:s text:c="4"/>"favorite_count": 1,</text:p>
      <text:p text:style-name="P1"><text:s text:c="4"/>"source": "&lt;a href=\"http://bufferapp.com\" rel=\"nofollow\"&gt;Buffer&lt;/a&gt;",</text:p>
      <text:p text:style-name="P1"><text:s text:c="4"/>"retweeted": false,</text:p>
      <text:p text:style-name="P1"><text:s text:c="4"/>"coordinates": null,</text:p>
      <text:p text:style-name="P1"><text:s text:c="4"/>"entities": {</text:p>
      <text:p text:style-name="P1"><text:s text:c="6"/>"symbols": [],</text:p>
      <text:p text:style-name="P1"><text:s text:c="6"/>"user_mentions": [],</text:p>
      <text:p text:style-name="P1"><text:s text:c="6"/>"hashtags": [],</text:p>
      <text:p text:style-name="P1"><text:soft-page-break/><text:s text:c="6"/>"urls": [</text:p>
      <text:p text:style-name="P1"><text:s text:c="8"/>{</text:p>
      <text:p text:style-name="P1"><text:s text:c="10"/>"url": "https://t.co/6rFD8djQMd",</text:p>
      <text:p text:style-name="P1"><text:s text:c="10"/>"indices": [55, 78],</text:p>
      <text:p text:style-name="P1"><text:s text:c="10"/>"expanded_url": "http://buff.ly/1nDXoIi",</text:p>
      <text:p text:style-name="P1"><text:s text:c="10"/>"display_url": "buff.ly/1nDXoIi"</text:p>
      <text:p text:style-name="P1"><text:s text:c="8"/>}</text:p>
      <text:p text:style-name="P1"><text:s text:c="6"/>]</text:p>
      <text:p text:style-name="P1"><text:s text:c="4"/>},</text:p>
      <text:p text:style-name="P1"><text:s text:c="4"/>"in_reply_to_screen_name": null,</text:p>
      <text:p text:style-name="P1"><text:s text:c="4"/>"in_reply_to_user_id": null,</text:p>
      <text:p text:style-name="P1"><text:s text:c="4"/>"retweet_count": 0,</text:p>
      <text:p text:style-name="P1"><text:s text:c="4"/>"id_str": "690603796972568576",</text:p>
      <text:p text:style-name="P1"><text:s text:c="4"/>"favorited": false,</text:p>
      <text:p text:style-name="P1"><text:s text:c="4"/>"user": {</text:p>
      <text:p text:style-name="P1"><text:s text:c="6"/>"follow_request_sent": false,</text:p>
      <text:p text:style-name="P1"><text:s text:c="6"/>"has_extended_profile": false,</text:p>
      <text:p text:style-name="P1"><text:s text:c="6"/>"profile_use_background_image": false,</text:p>
      <text:p text:style-name="P1"><text:s text:c="6"/>"default_profile_image": false,</text:p>
      <text:p text:style-name="P1"><text:s text:c="6"/>"id": 1124772746,</text:p>
      <text:p text:style-name="P1"><text:s text:c="6"/>"profile_background_image_url_https": "https://abs.twimg.com/images/themes/theme9/bg.gif",</text:p>
      <text:p text:style-name="P1"><text:s text:c="6"/>"verified": false,</text:p>
      <text:p text:style-name="P1"><text:s text:c="6"/>"profile_text_color": "000000",</text:p>
      <text:p text:style-name="P1"><text:s text:c="6"/>"profile_image_url_https": "https://pbs.twimg.com/profile_images/615687302044475392/nnh1F-cO_normal.png",</text:p>
      <text:p text:style-name="P1"><text:s text:c="6"/>"profile_sidebar_fill_color": "000000",</text:p>
      <text:p text:style-name="P1"><text:s text:c="6"/>"entities": {</text:p>
      <text:p text:style-name="P1"><text:s text:c="8"/>"url": {</text:p>
      <text:p text:style-name="P1"><text:s text:c="10"/>"urls": [</text:p>
      <text:p text:style-name="P1"><text:s text:c="12"/>{</text:p>
      <text:p text:style-name="P1"><text:s text:c="14"/>"url": "https://t.co/r0pGirwnKa",</text:p>
      <text:p text:style-name="P1"><text:s text:c="14"/>"indices": [0, 23],</text:p>
      <text:p text:style-name="P1"><text:s text:c="14"/>"expanded_url": "https://algorithmia.com/",</text:p>
      <text:p text:style-name="P1"><text:s text:c="14"/>"display_url": "algorithmia.com"</text:p>
      <text:p text:style-name="P1"><text:s text:c="12"/>}</text:p>
      <text:p text:style-name="P1"><text:s text:c="10"/>]</text:p>
      <text:p text:style-name="P1"><text:s text:c="8"/>},</text:p>
      <text:p text:style-name="P1"><text:s text:c="8"/>"description": {"urls": []}</text:p>
      <text:p text:style-name="P1"><text:s text:c="6"/>},</text:p>
      <text:p text:style-name="P1"><text:s text:c="6"/>"followers_count": 1376,</text:p>
      <text:p text:style-name="P1"><text:s text:c="6"/>"profile_sidebar_border_color": "000000",</text:p>
      <text:p text:style-name="P1"><text:s text:c="6"/>"id_str": "1124772746",</text:p>
      <text:p text:style-name="P1"><text:s text:c="6"/>"profile_background_color": "000000",</text:p>
      <text:p text:style-name="P1"><text:s text:c="6"/>"listed_count": 121,</text:p>
      <text:p text:style-name="P1"><text:s text:c="6"/>"is_translation_enabled": false,</text:p>
      <text:p text:style-name="P1"><text:s text:c="6"/>"utc_offset": -28800,</text:p>
      <text:p text:style-name="P1"><text:s text:c="6"/>"statuses_count": 465,</text:p>
      <text:p text:style-name="P1"><text:s text:c="6"/>"description": "Open Marketplace for Algorithms",</text:p>
      <text:p text:style-name="P1"><text:s text:c="6"/>"friends_count": 339,</text:p>
      <text:p text:style-name="P1"><text:s text:c="6"/>"location": "",</text:p>
      <text:p text:style-name="P1"><text:s text:c="6"/>"profile_link_color": "5000BE",</text:p>
      <text:p text:style-name="P1"><text:soft-page-break/><text:s text:c="6"/>"profile_image_url": "http://pbs.twimg.com/profile_images/615687302044475392/nnh1F-cO_normal.png",</text:p>
      <text:p text:style-name="P1"><text:s text:c="6"/>"following": true,</text:p>
      <text:p text:style-name="P1"><text:s text:c="6"/>"geo_enabled": false,</text:p>
      <text:p text:style-name="P1"><text:s text:c="6"/>"profile_banner_url": "https://pbs.twimg.com/profile_banners/1124772746/1429754257",</text:p>
      <text:p text:style-name="P1"><text:s text:c="6"/>"profile_background_image_url": "http://abs.twimg.com/images/themes/theme9/bg.gif",</text:p>
      <text:p text:style-name="P1"><text:s text:c="6"/>"screen_name": "algorithmia",</text:p>
      <text:p text:style-name="P1"><text:s text:c="6"/>"lang": "en",</text:p>
      <text:p text:style-name="P1"><text:s text:c="6"/>"profile_background_tile": false,</text:p>
      <text:p text:style-name="P1"><text:s text:c="6"/>"favourites_count": 2482,</text:p>
      <text:p text:style-name="P1"><text:s text:c="6"/>"name": "Algorithmia",</text:p>
      <text:p text:style-name="P1"><text:s text:c="6"/>"notifications": false,</text:p>
      <text:p text:style-name="P1"><text:s text:c="6"/>"url": "https://t.co/r0pGirwnKa",</text:p>
      <text:p text:style-name="P1"><text:s text:c="6"/>"created_at": "Sun Jan 27 11:29:10 +0000 2013",</text:p>
      <text:p text:style-name="P1"><text:s text:c="6"/>"contributors_enabled": false,</text:p>
      <text:p text:style-name="P1"><text:s text:c="6"/>"time_zone": "Pacific Time (US &amp; Canada)",</text:p>
      <text:p text:style-name="P1"><text:s text:c="6"/>"protected": false,</text:p>
      <text:p text:style-name="P1"><text:s text:c="6"/>"default_profile": false,</text:p>
      <text:p text:style-name="P1"><text:s text:c="6"/>"is_translator": false</text:p>
      <text:p text:style-name="P1"><text:s text:c="4"/>},</text:p>
      <text:p text:style-name="P1"><text:s text:c="4"/>"geo": null,</text:p>
      <text:p text:style-name="P1"><text:s text:c="4"/>"in_reply_to_user_id_str": null,</text:p>
      <text:p text:style-name="P1"><text:s text:c="4"/>"possibly_sensitive": false,</text:p>
      <text:p text:style-name="P1"><text:s text:c="4"/>"lang": "en",</text:p>
      <text:p text:style-name="P1"><text:s text:c="4"/>"created_at": "Fri Jan 22 18:35:50 +0000 2016",</text:p>
      <text:p text:style-name="P1"><text:s text:c="4"/>"in_reply_to_status_id_str": null,</text:p>
      <text:p text:style-name="P1"><text:s text:c="4"/>"place": null,</text:p>
      <text:p text:style-name="P1"><text:s text:c="4"/>"metadata": {</text:p>
      <text:p text:style-name="P1"><text:s text:c="6"/>"iso_language_code": "en",</text:p>
      <text:p text:style-name="P1"><text:s text:c="6"/>"result_type": "recent"</text:p>
      <text:p text:style-name="P1"><text:s text:c="4"/>}</text:p>
      <text:p text:style-name="P1"><text:s text:c="2"/>},</text:p>
      <text:p text:style-name="P1"><text:s text:c="2"/>{</text:p>
      <text:p text:style-name="P1"><text:s text:c="4"/>"contributors": null,</text:p>
      <text:p text:style-name="P1"><text:s text:c="4"/>"truncated": false,</text:p>
      <text:p text:style-name="P1"><text:s text:c="4"/>"text": "@amirahaile @algorithmia thank you o(〃＾▽＾〃)o",</text:p>
      <text:p text:style-name="P1"><text:s text:c="4"/>"is_quote_status": false,</text:p>
      <text:p text:style-name="P1"><text:s text:c="4"/>"in_reply_to_status_id": 690402477011763200,</text:p>
      <text:p text:style-name="P1"><text:s text:c="4"/>"id": 690598579686125600,</text:p>
      <text:p text:style-name="P1"><text:s text:c="4"/>"favorite_count": 3,</text:p>
      <text:p text:style-name="P1"><text:s text:c="4"/>"source": "&lt;a href=\"http://twitter.com\" rel=\"nofollow\"&gt;Twitter Web Client&lt;/a&gt;",</text:p>
      <text:p text:style-name="P1"><text:s text:c="4"/>"retweeted": false,</text:p>
      <text:p text:style-name="P1"><text:s text:c="4"/>"coordinates": null,</text:p>
      <text:p text:style-name="P1"><text:s text:c="4"/>"entities": {</text:p>
      <text:p text:style-name="P1"><text:s text:c="6"/>"symbols": [],</text:p>
      <text:p text:style-name="P1"><text:s text:c="6"/>"user_mentions": [</text:p>
      <text:p text:style-name="P1"><text:s text:c="8"/>{</text:p>
      <text:p text:style-name="P1"><text:s text:c="10"/>"id": 589240858,</text:p>
      <text:p text:style-name="P1"><text:s text:c="10"/>"indices": [0, 11],</text:p>
      <text:p text:style-name="P1"><text:s text:c="10"/>"id_str": "589240858",</text:p>
      <text:p text:style-name="P1"><text:s text:c="10"/>"screen_name": "amirahaile",</text:p>
      <text:p text:style-name="P1"><text:s text:c="10"/>"name": "Amira Hailemariam"</text:p>
      <text:p text:style-name="P1"><text:soft-page-break/><text:s text:c="8"/>},</text:p>
      <text:p text:style-name="P1"><text:s text:c="8"/>{</text:p>
      <text:p text:style-name="P1"><text:s text:c="10"/>"id": 1124772746,</text:p>
      <text:p text:style-name="P1"><text:s text:c="10"/>"indices": [12, 24],</text:p>
      <text:p text:style-name="P1"><text:s text:c="10"/>"id_str": "1124772746",</text:p>
      <text:p text:style-name="P1"><text:s text:c="10"/>"screen_name": "algorithmia",</text:p>
      <text:p text:style-name="P1"><text:s text:c="10"/>"name": "Algorithmia"</text:p>
      <text:p text:style-name="P1"><text:s text:c="8"/>}</text:p>
      <text:p text:style-name="P1"><text:s text:c="6"/>],</text:p>
      <text:p text:style-name="P1"><text:s text:c="6"/>"hashtags": [],</text:p>
      <text:p text:style-name="P1"><text:s text:c="6"/>"urls": []</text:p>
      <text:p text:style-name="P1"><text:s text:c="4"/>},</text:p>
      <text:p text:style-name="P1"><text:s text:c="4"/>"in_reply_to_screen_name": "amirahaile",</text:p>
      <text:p text:style-name="P1"><text:s text:c="4"/>"in_reply_to_user_id": 589240858,</text:p>
      <text:p text:style-name="P1"><text:s text:c="4"/>"retweet_count": 0,</text:p>
      <text:p text:style-name="P1"><text:s text:c="4"/>"id_str": "690598579686125568",</text:p>
      <text:p text:style-name="P1"><text:s text:c="4"/>"favorited": false,</text:p>
      <text:p text:style-name="P1"><text:s text:c="4"/>"user": {</text:p>
      <text:p text:style-name="P1"><text:s text:c="6"/>"follow_request_sent": false,</text:p>
      <text:p text:style-name="P1"><text:s text:c="6"/>"has_extended_profile": false,</text:p>
      <text:p text:style-name="P1"><text:s text:c="6"/>"profile_use_background_image": true,</text:p>
      <text:p text:style-name="P1"><text:s text:c="6"/>"default_profile_image": false,</text:p>
      <text:p text:style-name="P1"><text:s text:c="6"/>"id": 18072017,</text:p>
      <text:p text:style-name="P1"><text:s text:c="6"/>"profile_background_image_url_https": "https://pbs.twimg.com/profile_background_images/771764994/0682116e1bfb391cdf7e5f847390ef73.png",</text:p>
      <text:p text:style-name="P1"><text:s text:c="6"/>"verified": false,</text:p>
      <text:p text:style-name="P1"><text:s text:c="6"/>"profile_text_color": "302B30",</text:p>
      <text:p text:style-name="P1"><text:s text:c="6"/>"profile_image_url_https": "https://pbs.twimg.com/profile_images/599296658560524288/3XcpLPWU_normal.jpg",</text:p>
      <text:p text:style-name="P1"><text:s text:c="6"/>"profile_sidebar_fill_color": "CFD6CB",</text:p>
      <text:p text:style-name="P1"><text:s text:c="6"/>"entities": {</text:p>
      <text:p text:style-name="P1"><text:s text:c="8"/>"url": {</text:p>
      <text:p text:style-name="P1"><text:s text:c="10"/>"urls": [</text:p>
      <text:p text:style-name="P1"><text:s text:c="12"/>{</text:p>
      <text:p text:style-name="P1"><text:s text:c="14"/>"url": "https://t.co/m659ftN86t",</text:p>
      <text:p text:style-name="P1"><text:s text:c="14"/>"indices": [0, 23],</text:p>
      <text:p text:style-name="P1"><text:s text:c="14"/>"expanded_url": "http://www.stephaniekwak.com",</text:p>
      <text:p text:style-name="P1"><text:s text:c="14"/>"display_url": "stephaniekwak.com"</text:p>
      <text:p text:style-name="P1"><text:s text:c="12"/>}</text:p>
      <text:p text:style-name="P1"><text:s text:c="10"/>]</text:p>
      <text:p text:style-name="P1"><text:s text:c="8"/>},</text:p>
      <text:p text:style-name="P1"><text:s text:c="8"/>"description": {"urls": []}</text:p>
      <text:p text:style-name="P1"><text:s text:c="6"/>},</text:p>
      <text:p text:style-name="P1"><text:s text:c="6"/>"followers_count": 753,</text:p>
      <text:p text:style-name="P1"><text:s text:c="6"/>"profile_sidebar_border_color": "000000",</text:p>
      <text:p text:style-name="P1"><text:s text:c="6"/>"id_str": "18072017",</text:p>
      <text:p text:style-name="P1"><text:s text:c="6"/>"profile_background_color": "D1D1B3",</text:p>
      <text:p text:style-name="P1"><text:s text:c="6"/>"listed_count": 24,</text:p>
      <text:p text:style-name="P1"><text:s text:c="6"/>"is_translation_enabled": false,</text:p>
      <text:p text:style-name="P1"><text:s text:c="6"/>"utc_offset": -28800,</text:p>
      <text:p text:style-name="P1"><text:s text:c="6"/>"statuses_count": 5623,</text:p>
      <text:p text:style-name="P1"><text:soft-page-break/><text:s text:c="6"/>"description": "* * * CEO of kwak (k-walk) life corp * * * dream division @kwakdreams / <text:s/>roomba division @kwakietalkie / @adaacademy cohort[1]",</text:p>
      <text:p text:style-name="P1"><text:s text:c="6"/>"friends_count": 520,</text:p>
      <text:p text:style-name="P1"><text:s text:c="6"/>"location": "Seattle",</text:p>
      <text:p text:style-name="P1"><text:s text:c="6"/>"profile_link_color": "E6580C",</text:p>
      <text:p text:style-name="P1"><text:s text:c="6"/>"profile_image_url": "http://pbs.twimg.com/profile_images/599296658560524288/3XcpLPWU_normal.jpg",</text:p>
      <text:p text:style-name="P1"><text:s text:c="6"/>"following": false,</text:p>
      <text:p text:style-name="P1"><text:s text:c="6"/>"geo_enabled": true,</text:p>
      <text:p text:style-name="P1"><text:s text:c="6"/>"profile_banner_url": "https://pbs.twimg.com/profile_banners/18072017/1443589552",</text:p>
      <text:p text:style-name="P1"><text:s text:c="6"/>"profile_background_image_url": "http://pbs.twimg.com/profile_background_images/771764994/0682116e1bfb391cdf7e5f847390ef73.png",</text:p>
      <text:p text:style-name="P1"><text:s text:c="6"/>"screen_name": "kwakstop",</text:p>
      <text:p text:style-name="P1"><text:s text:c="6"/>"lang": "en",</text:p>
      <text:p text:style-name="P1"><text:s text:c="6"/>"profile_background_tile": true,</text:p>
      <text:p text:style-name="P1"><text:s text:c="6"/>"favourites_count": 15185,</text:p>
      <text:p text:style-name="P1"><text:s text:c="6"/>"name": "stephanie kwak",</text:p>
      <text:p text:style-name="P1"><text:s text:c="6"/>"notifications": false,</text:p>
      <text:p text:style-name="P1"><text:s text:c="6"/>"url": "https://t.co/m659ftN86t",</text:p>
      <text:p text:style-name="P1"><text:s text:c="6"/>"created_at": "Fri Dec 12 07:03:35 +0000 2008",</text:p>
      <text:p text:style-name="P1"><text:s text:c="6"/>"contributors_enabled": false,</text:p>
      <text:p text:style-name="P1"><text:s text:c="6"/>"time_zone": "Pacific Time (US &amp; Canada)",</text:p>
      <text:p text:style-name="P1"><text:s text:c="6"/>"protected": false,</text:p>
      <text:p text:style-name="P1"><text:s text:c="6"/>"default_profile": false,</text:p>
      <text:p text:style-name="P1"><text:s text:c="6"/>"is_translator": false</text:p>
      <text:p text:style-name="P1"><text:s text:c="4"/>},</text:p>
      <text:p text:style-name="P1"><text:s text:c="4"/>"geo": null,</text:p>
      <text:p text:style-name="P1"><text:s text:c="4"/>"in_reply_to_user_id_str": "589240858",</text:p>
      <text:p text:style-name="P1"><text:s text:c="4"/>"lang": "en",</text:p>
      <text:p text:style-name="P1"><text:s text:c="4"/>"created_at": "Fri Jan 22 18:15:06 +0000 2016",</text:p>
      <text:p text:style-name="P1"><text:s text:c="4"/>"in_reply_to_status_id_str": "690402477011763200",</text:p>
      <text:p text:style-name="P1"><text:s text:c="4"/>"place": null,</text:p>
      <text:p text:style-name="P1"><text:s text:c="4"/>"metadata": {</text:p>
      <text:p text:style-name="P1"><text:s text:c="6"/>"iso_language_code": "en",</text:p>
      <text:p text:style-name="P1"><text:s text:c="6"/>"result_type": "recent"</text:p>
      <text:p text:style-name="P1"><text:s text:c="4"/>}</text:p>
      <text:p text:style-name="P1"><text:s text:c="2"/>},</text:p>
      <text:p text:style-name="P1"><text:s text:c="2"/>{</text:p>
      <text:p text:style-name="P1"><text:s text:c="4"/>"contributors": null,</text:p>
      <text:p text:style-name="P1"><text:s text:c="4"/>"truncated": false,</text:p>
      <text:p text:style-name="P1"><text:s text:c="4"/>"text": "Robots are learning from YouTube tutorials https://t.co/JsW6AZAESn",</text:p>
      <text:p text:style-name="P1"><text:s text:c="4"/>"is_quote_status": false,</text:p>
      <text:p text:style-name="P1"><text:s text:c="4"/>"in_reply_to_status_id": null,</text:p>
      <text:p text:style-name="P1"><text:s text:c="4"/>"id": 690573206600687600,</text:p>
      <text:p text:style-name="P1"><text:s text:c="4"/>"favorite_count": 2,</text:p>
      <text:p text:style-name="P1"><text:s text:c="4"/>"source": "&lt;a href=\"http://bufferapp.com\" rel=\"nofollow\"&gt;Buffer&lt;/a&gt;",</text:p>
      <text:p text:style-name="P1"><text:s text:c="4"/>"retweeted": false,</text:p>
      <text:p text:style-name="P1"><text:s text:c="4"/>"coordinates": null,</text:p>
      <text:p text:style-name="P1"><text:s text:c="4"/>"entities": {</text:p>
      <text:p text:style-name="P1"><text:s text:c="6"/>"symbols": [],</text:p>
      <text:p text:style-name="P1"><text:s text:c="6"/>"user_mentions": [],</text:p>
      <text:p text:style-name="P1"><text:soft-page-break/><text:s text:c="6"/>"hashtags": [],</text:p>
      <text:p text:style-name="P1"><text:s text:c="6"/>"urls": [</text:p>
      <text:p text:style-name="P1"><text:s text:c="8"/>{</text:p>
      <text:p text:style-name="P1"><text:s text:c="10"/>"url": "https://t.co/JsW6AZAESn",</text:p>
      <text:p text:style-name="P1"><text:s text:c="10"/>"indices": [43, 66],</text:p>
      <text:p text:style-name="P1"><text:s text:c="10"/>"expanded_url": "http://buff.ly/1Jdl4Nq",</text:p>
      <text:p text:style-name="P1"><text:s text:c="10"/>"display_url": "buff.ly/1Jdl4Nq"</text:p>
      <text:p text:style-name="P1"><text:s text:c="8"/>}</text:p>
      <text:p text:style-name="P1"><text:s text:c="6"/>]</text:p>
      <text:p text:style-name="P1"><text:s text:c="4"/>},</text:p>
      <text:p text:style-name="P1"><text:s text:c="4"/>"in_reply_to_screen_name": null,</text:p>
      <text:p text:style-name="P1"><text:s text:c="4"/>"in_reply_to_user_id": null,</text:p>
      <text:p text:style-name="P1"><text:s text:c="4"/>"retweet_count": 2,</text:p>
      <text:p text:style-name="P1"><text:s text:c="4"/>"id_str": "690573206600687616",</text:p>
      <text:p text:style-name="P1"><text:s text:c="4"/>"favorited": false,</text:p>
      <text:p text:style-name="P1"><text:s text:c="4"/>"user": {</text:p>
      <text:p text:style-name="P1"><text:s text:c="6"/>"follow_request_sent": false,</text:p>
      <text:p text:style-name="P1"><text:s text:c="6"/>"has_extended_profile": false,</text:p>
      <text:p text:style-name="P1"><text:s text:c="6"/>"profile_use_background_image": false,</text:p>
      <text:p text:style-name="P1"><text:s text:c="6"/>"default_profile_image": false,</text:p>
      <text:p text:style-name="P1"><text:s text:c="6"/>"id": 1124772746,</text:p>
      <text:p text:style-name="P1"><text:s text:c="6"/>"profile_background_image_url_https": "https://abs.twimg.com/images/themes/theme9/bg.gif",</text:p>
      <text:p text:style-name="P1"><text:s text:c="6"/>"verified": false,</text:p>
      <text:p text:style-name="P1"><text:s text:c="6"/>"profile_text_color": "000000",</text:p>
      <text:p text:style-name="P1"><text:s text:c="6"/>"profile_image_url_https": "https://pbs.twimg.com/profile_images/615687302044475392/nnh1F-cO_normal.png",</text:p>
      <text:p text:style-name="P1"><text:s text:c="6"/>"profile_sidebar_fill_color": "000000",</text:p>
      <text:p text:style-name="P1"><text:s text:c="6"/>"entities": {</text:p>
      <text:p text:style-name="P1"><text:s text:c="8"/>"url": {</text:p>
      <text:p text:style-name="P1"><text:s text:c="10"/>"urls": [</text:p>
      <text:p text:style-name="P1"><text:s text:c="12"/>{</text:p>
      <text:p text:style-name="P1"><text:s text:c="14"/>"url": "https://t.co/r0pGirwnKa",</text:p>
      <text:p text:style-name="P1"><text:s text:c="14"/>"indices": [0, 23],</text:p>
      <text:p text:style-name="P1"><text:s text:c="14"/>"expanded_url": "https://algorithmia.com/",</text:p>
      <text:p text:style-name="P1"><text:s text:c="14"/>"display_url": "algorithmia.com"</text:p>
      <text:p text:style-name="P1"><text:s text:c="12"/>}</text:p>
      <text:p text:style-name="P1"><text:s text:c="10"/>]</text:p>
      <text:p text:style-name="P1"><text:s text:c="8"/>},</text:p>
      <text:p text:style-name="P1"><text:s text:c="8"/>"description": {"urls": []}</text:p>
      <text:p text:style-name="P1"><text:s text:c="6"/>},</text:p>
      <text:p text:style-name="P1"><text:s text:c="6"/>"followers_count": 1376,</text:p>
      <text:p text:style-name="P1"><text:s text:c="6"/>"profile_sidebar_border_color": "000000",</text:p>
      <text:p text:style-name="P1"><text:s text:c="6"/>"id_str": "1124772746",</text:p>
      <text:p text:style-name="P1"><text:s text:c="6"/>"profile_background_color": "000000",</text:p>
      <text:p text:style-name="P1"><text:s text:c="6"/>"listed_count": 121,</text:p>
      <text:p text:style-name="P1"><text:s text:c="6"/>"is_translation_enabled": false,</text:p>
      <text:p text:style-name="P1"><text:s text:c="6"/>"utc_offset": -28800,</text:p>
      <text:p text:style-name="P1"><text:s text:c="6"/>"statuses_count": 465,</text:p>
      <text:p text:style-name="P1"><text:s text:c="6"/>"description": "Open Marketplace for Algorithms",</text:p>
      <text:p text:style-name="P1"><text:s text:c="6"/>"friends_count": 339,</text:p>
      <text:p text:style-name="P1"><text:s text:c="6"/>"location": "",</text:p>
      <text:p text:style-name="P1"><text:s text:c="6"/>"profile_link_color": "5000BE",</text:p>
      <text:p text:style-name="P1"><text:soft-page-break/><text:s text:c="6"/>"profile_image_url": "http://pbs.twimg.com/profile_images/615687302044475392/nnh1F-cO_normal.png",</text:p>
      <text:p text:style-name="P1"><text:s text:c="6"/>"following": true,</text:p>
      <text:p text:style-name="P1"><text:s text:c="6"/>"geo_enabled": false,</text:p>
      <text:p text:style-name="P1"><text:s text:c="6"/>"profile_banner_url": "https://pbs.twimg.com/profile_banners/1124772746/1429754257",</text:p>
      <text:p text:style-name="P1"><text:s text:c="6"/>"profile_background_image_url": "http://abs.twimg.com/images/themes/theme9/bg.gif",</text:p>
      <text:p text:style-name="P1"><text:s text:c="6"/>"screen_name": "algorithmia",</text:p>
      <text:p text:style-name="P1"><text:s text:c="6"/>"lang": "en",</text:p>
      <text:p text:style-name="P1"><text:s text:c="6"/>"profile_background_tile": false,</text:p>
      <text:p text:style-name="P1"><text:s text:c="6"/>"favourites_count": 2482,</text:p>
      <text:p text:style-name="P1"><text:s text:c="6"/>"name": "Algorithmia",</text:p>
      <text:p text:style-name="P1"><text:s text:c="6"/>"notifications": false,</text:p>
      <text:p text:style-name="P1"><text:s text:c="6"/>"url": "https://t.co/r0pGirwnKa",</text:p>
      <text:p text:style-name="P1"><text:s text:c="6"/>"created_at": "Sun Jan 27 11:29:10 +0000 2013",</text:p>
      <text:p text:style-name="P1"><text:s text:c="6"/>"contributors_enabled": false,</text:p>
      <text:p text:style-name="P1"><text:s text:c="6"/>"time_zone": "Pacific Time (US &amp; Canada)",</text:p>
      <text:p text:style-name="P1"><text:s text:c="6"/>"protected": false,</text:p>
      <text:p text:style-name="P1"><text:s text:c="6"/>"default_profile": false,</text:p>
      <text:p text:style-name="P1"><text:s text:c="6"/>"is_translator": false</text:p>
      <text:p text:style-name="P1"><text:s text:c="4"/>},</text:p>
      <text:p text:style-name="P1"><text:s text:c="4"/>"geo": null,</text:p>
      <text:p text:style-name="P1"><text:s text:c="4"/>"in_reply_to_user_id_str": null,</text:p>
      <text:p text:style-name="P1"><text:s text:c="4"/>"possibly_sensitive": false,</text:p>
      <text:p text:style-name="P1"><text:s text:c="4"/>"lang": "en",</text:p>
      <text:p text:style-name="P1"><text:s text:c="4"/>"created_at": "Fri Jan 22 16:34:17 +0000 2016",</text:p>
      <text:p text:style-name="P1"><text:s text:c="4"/>"in_reply_to_status_id_str": null,</text:p>
      <text:p text:style-name="P1"><text:s text:c="4"/>"place": null,</text:p>
      <text:p text:style-name="P1"><text:s text:c="4"/>"metadata": {</text:p>
      <text:p text:style-name="P1"><text:s text:c="6"/>"iso_language_code": "en",</text:p>
      <text:p text:style-name="P1"><text:s text:c="6"/>"result_type": "recent"</text:p>
      <text:p text:style-name="P1"><text:s text:c="4"/>}</text:p>
      <text:p text:style-name="P1"><text:s text:c="2"/>},</text:p>
      <text:p text:style-name="P1"><text:s text:c="2"/>{</text:p>
      <text:p text:style-name="P1"><text:s text:c="4"/>"contributors": null,</text:p>
      <text:p text:style-name="P1"><text:s text:c="4"/>"truncated": false,</text:p>
      <text:p text:style-name="P1"><text:s text:c="4"/>"text": "@algorithmia leading the \"huge wave of innovation\" around the algorithm economy, per @Gartner_inc https://t.co/6PkVYJvpv5",</text:p>
      <text:p text:style-name="P1"><text:s text:c="4"/>"is_quote_status": false,</text:p>
      <text:p text:style-name="P1"><text:s text:c="4"/>"in_reply_to_status_id": null,</text:p>
      <text:p text:style-name="P1"><text:s text:c="4"/>"id": 690571779115319300,</text:p>
      <text:p text:style-name="P1"><text:s text:c="4"/>"favorite_count": 2,</text:p>
      <text:p text:style-name="P1"><text:s text:c="4"/>"source": "&lt;a href=\"http://twitter.com\" rel=\"nofollow\"&gt;Twitter Web Client&lt;/a&gt;",</text:p>
      <text:p text:style-name="P1"><text:s text:c="4"/>"retweeted": false,</text:p>
      <text:p text:style-name="P1"><text:s text:c="4"/>"coordinates": null,</text:p>
      <text:p text:style-name="P1"><text:s text:c="4"/>"entities": {</text:p>
      <text:p text:style-name="P1"><text:s text:c="6"/>"symbols": [],</text:p>
      <text:p text:style-name="P1"><text:s text:c="6"/>"user_mentions": [</text:p>
      <text:p text:style-name="P1"><text:s text:c="8"/>{</text:p>
      <text:p text:style-name="P1"><text:s text:c="10"/>"id": 1124772746,</text:p>
      <text:p text:style-name="P1"><text:s text:c="10"/>"indices": [0, 12],</text:p>
      <text:p text:style-name="P1"><text:s text:c="10"/>"id_str": "1124772746",</text:p>
      <text:p text:style-name="P1"><text:s text:c="10"/>"screen_name": "algorithmia",</text:p>
      <text:p text:style-name="P1"><text:soft-page-break/><text:s text:c="10"/>"name": "Algorithmia"</text:p>
      <text:p text:style-name="P1"><text:s text:c="8"/>},</text:p>
      <text:p text:style-name="P1"><text:s text:c="8"/>{</text:p>
      <text:p text:style-name="P1"><text:s text:c="10"/>"id": 15231287,</text:p>
      <text:p text:style-name="P1"><text:s text:c="10"/>"indices": [85, 97],</text:p>
      <text:p text:style-name="P1"><text:s text:c="10"/>"id_str": "15231287",</text:p>
      <text:p text:style-name="P1"><text:s text:c="10"/>"screen_name": "Gartner_inc",</text:p>
      <text:p text:style-name="P1"><text:s text:c="10"/>"name": "Gartner"</text:p>
      <text:p text:style-name="P1"><text:s text:c="8"/>}</text:p>
      <text:p text:style-name="P1"><text:s text:c="6"/>],</text:p>
      <text:p text:style-name="P1"><text:s text:c="6"/>"hashtags": [],</text:p>
      <text:p text:style-name="P1"><text:s text:c="6"/>"urls": [</text:p>
      <text:p text:style-name="P1"><text:s text:c="8"/>{</text:p>
      <text:p text:style-name="P1"><text:s text:c="10"/>"url": "https://t.co/6PkVYJvpv5",</text:p>
      <text:p text:style-name="P1"><text:s text:c="10"/>"indices": [98, 121],</text:p>
      <text:p text:style-name="P1"><text:s text:c="10"/>"expanded_url": "http://gtnr.it/1ZHg31L",</text:p>
      <text:p text:style-name="P1"><text:s text:c="10"/>"display_url": "gtnr.it/1ZHg31L"</text:p>
      <text:p text:style-name="P1"><text:s text:c="8"/>}</text:p>
      <text:p text:style-name="P1"><text:s text:c="6"/>]</text:p>
      <text:p text:style-name="P1"><text:s text:c="4"/>},</text:p>
      <text:p text:style-name="P1"><text:s text:c="4"/>"in_reply_to_screen_name": "algorithmia",</text:p>
      <text:p text:style-name="P1"><text:s text:c="4"/>"in_reply_to_user_id": 1124772746,</text:p>
      <text:p text:style-name="P1"><text:s text:c="4"/>"retweet_count": 0,</text:p>
      <text:p text:style-name="P1"><text:s text:c="4"/>"id_str": "690571779115319296",</text:p>
      <text:p text:style-name="P1"><text:s text:c="4"/>"favorited": false,</text:p>
      <text:p text:style-name="P1"><text:s text:c="4"/>"user": {</text:p>
      <text:p text:style-name="P1"><text:s text:c="6"/>"follow_request_sent": false,</text:p>
      <text:p text:style-name="P1"><text:s text:c="6"/>"has_extended_profile": false,</text:p>
      <text:p text:style-name="P1"><text:s text:c="6"/>"profile_use_background_image": true,</text:p>
      <text:p text:style-name="P1"><text:s text:c="6"/>"default_profile_image": false,</text:p>
      <text:p text:style-name="P1"><text:s text:c="6"/>"id": 17093428,</text:p>
      <text:p text:style-name="P1"><text:s text:c="6"/>"profile_background_image_url_https": "https://abs.twimg.com/images/themes/theme1/bg.png",</text:p>
      <text:p text:style-name="P1"><text:s text:c="6"/>"verified": false,</text:p>
      <text:p text:style-name="P1"><text:s text:c="6"/>"profile_text_color": "333333",</text:p>
      <text:p text:style-name="P1"><text:s text:c="6"/>"profile_image_url_https": "https://pbs.twimg.com/profile_images/464627298251984896/m_NAhEwh_normal.jpeg",</text:p>
      <text:p text:style-name="P1"><text:s text:c="6"/>"profile_sidebar_fill_color": "DDEEF6",</text:p>
      <text:p text:style-name="P1"><text:s text:c="6"/>"entities": {</text:p>
      <text:p text:style-name="P1"><text:s text:c="8"/>"url": {</text:p>
      <text:p text:style-name="P1"><text:s text:c="10"/>"urls": [</text:p>
      <text:p text:style-name="P1"><text:s text:c="12"/>{</text:p>
      <text:p text:style-name="P1"><text:s text:c="14"/>"url": "http://t.co/hdi2b7ahvY",</text:p>
      <text:p text:style-name="P1"><text:s text:c="14"/>"indices": [0, 22],</text:p>
      <text:p text:style-name="P1"><text:s text:c="14"/>"expanded_url": "http://www.madrona.com",</text:p>
      <text:p text:style-name="P1"><text:s text:c="14"/>"display_url": "madrona.com"</text:p>
      <text:p text:style-name="P1"><text:s text:c="12"/>}</text:p>
      <text:p text:style-name="P1"><text:s text:c="10"/>]</text:p>
      <text:p text:style-name="P1"><text:s text:c="8"/>},</text:p>
      <text:p text:style-name="P1"><text:s text:c="8"/>"description": {"urls": []}</text:p>
      <text:p text:style-name="P1"><text:s text:c="6"/>},</text:p>
      <text:p text:style-name="P1"><text:s text:c="6"/>"followers_count": 996,</text:p>
      <text:p text:style-name="P1"><text:s text:c="6"/>"profile_sidebar_border_color": "C0DEED",</text:p>
      <text:p text:style-name="P1"><text:soft-page-break/><text:s text:c="6"/>"id_str": "17093428",</text:p>
      <text:p text:style-name="P1"><text:s text:c="6"/>"profile_background_color": "C0DEED",</text:p>
      <text:p text:style-name="P1"><text:s text:c="6"/>"listed_count": 49,</text:p>
      <text:p text:style-name="P1"><text:s text:c="6"/>"is_translation_enabled": false,</text:p>
      <text:p text:style-name="P1"><text:s text:c="6"/>"utc_offset": null,</text:p>
      <text:p text:style-name="P1"><text:s text:c="6"/>"statuses_count": 442,</text:p>
      <text:p text:style-name="P1"><text:s text:c="6"/>"description": "VC; cheesehead; technology, start-up and hoops junkie; inspired by my wife and 2 kids",</text:p>
      <text:p text:style-name="P1"><text:s text:c="6"/>"friends_count": 381,</text:p>
      <text:p text:style-name="P1"><text:s text:c="6"/>"location": "Seattle",</text:p>
      <text:p text:style-name="P1"><text:s text:c="6"/>"profile_link_color": "0084B4",</text:p>
      <text:p text:style-name="P1"><text:s text:c="6"/>"profile_image_url": "http://pbs.twimg.com/profile_images/464627298251984896/m_NAhEwh_normal.jpeg",</text:p>
      <text:p text:style-name="P1"><text:s text:c="6"/>"following": false,</text:p>
      <text:p text:style-name="P1"><text:s text:c="6"/>"geo_enabled": true,</text:p>
      <text:p text:style-name="P1"><text:s text:c="6"/>"profile_banner_url": "https://pbs.twimg.com/profile_banners/17093428/1399610712",</text:p>
      <text:p text:style-name="P1"><text:s text:c="6"/>"profile_background_image_url": "http://abs.twimg.com/images/themes/theme1/bg.png",</text:p>
      <text:p text:style-name="P1"><text:s text:c="6"/>"screen_name": "tmporter",</text:p>
      <text:p text:style-name="P1"><text:s text:c="6"/>"lang": "en",</text:p>
      <text:p text:style-name="P1"><text:s text:c="6"/>"profile_background_tile": false,</text:p>
      <text:p text:style-name="P1"><text:s text:c="6"/>"favourites_count": 98,</text:p>
      <text:p text:style-name="P1"><text:s text:c="6"/>"name": "Tim Porter",</text:p>
      <text:p text:style-name="P1"><text:s text:c="6"/>"notifications": false,</text:p>
      <text:p text:style-name="P1"><text:s text:c="6"/>"url": "http://t.co/hdi2b7ahvY",</text:p>
      <text:p text:style-name="P1"><text:s text:c="6"/>"created_at": "Fri Oct 31 22:10:09 +0000 2008",</text:p>
      <text:p text:style-name="P1"><text:s text:c="6"/>"contributors_enabled": false,</text:p>
      <text:p text:style-name="P1"><text:s text:c="6"/>"time_zone": null,</text:p>
      <text:p text:style-name="P1"><text:s text:c="6"/>"protected": false,</text:p>
      <text:p text:style-name="P1"><text:s text:c="6"/>"default_profile": true,</text:p>
      <text:p text:style-name="P1"><text:s text:c="6"/>"is_translator": false</text:p>
      <text:p text:style-name="P1"><text:s text:c="4"/>},</text:p>
      <text:p text:style-name="P1"><text:s text:c="4"/>"geo": null,</text:p>
      <text:p text:style-name="P1"><text:s text:c="4"/>"in_reply_to_user_id_str": "1124772746",</text:p>
      <text:p text:style-name="P1"><text:s text:c="4"/>"possibly_sensitive": false,</text:p>
      <text:p text:style-name="P1"><text:s text:c="4"/>"lang": "en",</text:p>
      <text:p text:style-name="P1"><text:s text:c="4"/>"created_at": "Fri Jan 22 16:28:37 +0000 2016",</text:p>
      <text:p text:style-name="P1"><text:s text:c="4"/>"in_reply_to_status_id_str": null,</text:p>
      <text:p text:style-name="P1"><text:s text:c="4"/>"place": null,</text:p>
      <text:p text:style-name="P1"><text:s text:c="4"/>"metadata": {</text:p>
      <text:p text:style-name="P1"><text:s text:c="6"/>"iso_language_code": "en",</text:p>
      <text:p text:style-name="P1"><text:s text:c="6"/>"result_type": "recent"</text:p>
      <text:p text:style-name="P1"><text:s text:c="4"/>}</text:p>
      <text:p text:style-name="P1"><text:s text:c="2"/>},</text:p>
      <text:p text:style-name="P1"><text:s text:c="2"/>{</text:p>
      <text:p text:style-name="P1"><text:s text:c="4"/>"contributors": null,</text:p>
      <text:p text:style-name="P1"><text:s text:c="4"/>"truncated": false,</text:p>
      <text:p text:style-name="P1"><text:s text:c="4"/>"text": "RT @adaacademy: Congrats to @jennaplusplus + @kwakstop for winning the first-ever Algorithmia Shorties contest! https://t.co/lrzgOSxm4Z via…",</text:p>
      <text:p text:style-name="P1"><text:s text:c="4"/>"is_quote_status": false,</text:p>
      <text:p text:style-name="P1"><text:s text:c="4"/>"in_reply_to_status_id": null,</text:p>
      <text:p text:style-name="P1"><text:s text:c="4"/>"id": 690567876475031600,</text:p>
      <text:p text:style-name="P1"><text:s text:c="4"/>"favorite_count": 0,</text:p>
      <text:p text:style-name="P1"><text:soft-page-break/><text:s text:c="4"/>"source": "&lt;a href=\"http://twitter.com\" rel=\"nofollow\"&gt;Twitter Web Client&lt;/a&gt;",</text:p>
      <text:p text:style-name="P1"><text:s text:c="4"/>"retweeted": false,</text:p>
      <text:p text:style-name="P1"><text:s text:c="4"/>"coordinates": null,</text:p>
      <text:p text:style-name="P1"><text:s text:c="4"/>"entities": {</text:p>
      <text:p text:style-name="P1"><text:s text:c="6"/>"symbols": [],</text:p>
      <text:p text:style-name="P1"><text:s text:c="6"/>"user_mentions": [</text:p>
      <text:p text:style-name="P1"><text:s text:c="8"/>{</text:p>
      <text:p text:style-name="P1"><text:s text:c="10"/>"id": 1621062337,</text:p>
      <text:p text:style-name="P1"><text:s text:c="10"/>"indices": [3, 14],</text:p>
      <text:p text:style-name="P1"><text:s text:c="10"/>"id_str": "1621062337",</text:p>
      <text:p text:style-name="P1"><text:s text:c="10"/>"screen_name": "adaacademy",</text:p>
      <text:p text:style-name="P1"><text:s text:c="10"/>"name": "Ada Dev Academy"</text:p>
      <text:p text:style-name="P1"><text:s text:c="8"/>},</text:p>
      <text:p text:style-name="P1"><text:s text:c="8"/>{</text:p>
      <text:p text:style-name="P1"><text:s text:c="10"/>"id": 3332366652,</text:p>
      <text:p text:style-name="P1"><text:s text:c="10"/>"indices": [28, 42],</text:p>
      <text:p text:style-name="P1"><text:s text:c="10"/>"id_str": "3332366652",</text:p>
      <text:p text:style-name="P1"><text:s text:c="10"/>"screen_name": "jennaplusplus",</text:p>
      <text:p text:style-name="P1"><text:s text:c="10"/>"name": "Jenna Nichols"</text:p>
      <text:p text:style-name="P1"><text:s text:c="8"/>},</text:p>
      <text:p text:style-name="P1"><text:s text:c="8"/>{</text:p>
      <text:p text:style-name="P1"><text:s text:c="10"/>"id": 18072017,</text:p>
      <text:p text:style-name="P1"><text:s text:c="10"/>"indices": [45, 54],</text:p>
      <text:p text:style-name="P1"><text:s text:c="10"/>"id_str": "18072017",</text:p>
      <text:p text:style-name="P1"><text:s text:c="10"/>"screen_name": "kwakstop",</text:p>
      <text:p text:style-name="P1"><text:s text:c="10"/>"name": "stephanie kwak"</text:p>
      <text:p text:style-name="P1"><text:s text:c="8"/>},</text:p>
      <text:p text:style-name="P1"><text:s text:c="8"/>{</text:p>
      <text:p text:style-name="P1"><text:s text:c="10"/>"id": 1124772746,</text:p>
      <text:p text:style-name="P1"><text:s text:c="10"/>"indices": [139, 140],</text:p>
      <text:p text:style-name="P1"><text:s text:c="10"/>"id_str": "1124772746",</text:p>
      <text:p text:style-name="P1"><text:s text:c="10"/>"screen_name": "algorithmia",</text:p>
      <text:p text:style-name="P1"><text:s text:c="10"/>"name": "Algorithmia"</text:p>
      <text:p text:style-name="P1"><text:s text:c="8"/>}</text:p>
      <text:p text:style-name="P1"><text:s text:c="6"/>],</text:p>
      <text:p text:style-name="P1"><text:s text:c="6"/>"hashtags": [],</text:p>
      <text:p text:style-name="P1"><text:s text:c="6"/>"urls": [</text:p>
      <text:p text:style-name="P1"><text:s text:c="8"/>{</text:p>
      <text:p text:style-name="P1"><text:s text:c="10"/>"url": "https://t.co/lrzgOSxm4Z",</text:p>
      <text:p text:style-name="P1"><text:s text:c="10"/>"indices": [112, 135],</text:p>
      <text:p text:style-name="P1"><text:s text:c="10"/>"expanded_url": "http://blog.algorithmia.com/2016/01/winners-of-the-algorithmia-shorties-contest-announced/",</text:p>
      <text:p text:style-name="P1"><text:s text:c="10"/>"display_url": "blog.algorithmia.com/2016/01/winner…"</text:p>
      <text:p text:style-name="P1"><text:s text:c="8"/>}</text:p>
      <text:p text:style-name="P1"><text:s text:c="6"/>]</text:p>
      <text:p text:style-name="P1"><text:s text:c="4"/>},</text:p>
      <text:p text:style-name="P1"><text:s text:c="4"/>"in_reply_to_screen_name": null,</text:p>
      <text:p text:style-name="P1"><text:s text:c="4"/>"in_reply_to_user_id": null,</text:p>
      <text:p text:style-name="P1"><text:s text:c="4"/>"retweet_count": 4,</text:p>
      <text:p text:style-name="P1"><text:s text:c="4"/>"id_str": "690567876475031552",</text:p>
      <text:p text:style-name="P1"><text:s text:c="4"/>"favorited": false,</text:p>
      <text:p text:style-name="P1"><text:s text:c="4"/>"retweeted_status": {</text:p>
      <text:p text:style-name="P1"><text:soft-page-break/><text:s text:c="6"/>"contributors": null,</text:p>
      <text:p text:style-name="P1"><text:s text:c="6"/>"truncated": false,</text:p>
      <text:p text:style-name="P1"><text:s text:c="6"/>"text": "Congrats to @jennaplusplus + @kwakstop for winning the first-ever Algorithmia Shorties contest! https://t.co/lrzgOSxm4Z via @algorithmia",</text:p>
      <text:p text:style-name="P1"><text:s text:c="6"/>"is_quote_status": false,</text:p>
      <text:p text:style-name="P1"><text:s text:c="6"/>"in_reply_to_status_id": null,</text:p>
      <text:p text:style-name="P1"><text:s text:c="6"/>"id": 690335936090083300,</text:p>
      <text:p text:style-name="P1"><text:s text:c="6"/>"favorite_count": 19,</text:p>
      <text:p text:style-name="P1"><text:s text:c="6"/>"source": "&lt;a href=\"http://twitter.com\" rel=\"nofollow\"&gt;Twitter Web Client&lt;/a&gt;",</text:p>
      <text:p text:style-name="P1"><text:s text:c="6"/>"retweeted": false,</text:p>
      <text:p text:style-name="P1"><text:s text:c="6"/>"coordinates": null,</text:p>
      <text:p text:style-name="P1"><text:s text:c="6"/>"entities": {</text:p>
      <text:p text:style-name="P1"><text:s text:c="8"/>"symbols": [],</text:p>
      <text:p text:style-name="P1"><text:s text:c="8"/>"user_mentions": [</text:p>
      <text:p text:style-name="P1"><text:s text:c="10"/>{</text:p>
      <text:p text:style-name="P1"><text:s text:c="12"/>"id": 3332366652,</text:p>
      <text:p text:style-name="P1"><text:s text:c="12"/>"indices": [12, 26],</text:p>
      <text:p text:style-name="P1"><text:s text:c="12"/>"id_str": "3332366652",</text:p>
      <text:p text:style-name="P1"><text:s text:c="12"/>"screen_name": "jennaplusplus",</text:p>
      <text:p text:style-name="P1"><text:s text:c="12"/>"name": "Jenna Nichols"</text:p>
      <text:p text:style-name="P1"><text:s text:c="10"/>},</text:p>
      <text:p text:style-name="P1"><text:s text:c="10"/>{</text:p>
      <text:p text:style-name="P1"><text:s text:c="12"/>"id": 18072017,</text:p>
      <text:p text:style-name="P1"><text:s text:c="12"/>"indices": [29, 38],</text:p>
      <text:p text:style-name="P1"><text:s text:c="12"/>"id_str": "18072017",</text:p>
      <text:p text:style-name="P1"><text:s text:c="12"/>"screen_name": "kwakstop",</text:p>
      <text:p text:style-name="P1"><text:s text:c="12"/>"name": "stephanie kwak"</text:p>
      <text:p text:style-name="P1"><text:s text:c="10"/>},</text:p>
      <text:p text:style-name="P1"><text:s text:c="10"/>{</text:p>
      <text:p text:style-name="P1"><text:s text:c="12"/>"id": 1124772746,</text:p>
      <text:p text:style-name="P1"><text:s text:c="12"/>"indices": [124, 136],</text:p>
      <text:p text:style-name="P1"><text:s text:c="12"/>"id_str": "1124772746",</text:p>
      <text:p text:style-name="P1"><text:s text:c="12"/>"screen_name": "algorithmia",</text:p>
      <text:p text:style-name="P1"><text:s text:c="12"/>"name": "Algorithmia"</text:p>
      <text:p text:style-name="P1"><text:s text:c="10"/>}</text:p>
      <text:p text:style-name="P1"><text:s text:c="8"/>],</text:p>
      <text:p text:style-name="P1"><text:s text:c="8"/>"hashtags": [],</text:p>
      <text:p text:style-name="P1"><text:s text:c="8"/>"urls": [</text:p>
      <text:p text:style-name="P1"><text:s text:c="10"/>{</text:p>
      <text:p text:style-name="P1"><text:s text:c="12"/>"url": "https://t.co/lrzgOSxm4Z",</text:p>
      <text:p text:style-name="P1"><text:s text:c="12"/>"indices": [96, 119],</text:p>
      <text:p text:style-name="P1"><text:s text:c="12"/>"expanded_url": "http://blog.algorithmia.com/2016/01/winners-of-the-algorithmia-shorties-contest-announced/",</text:p>
      <text:p text:style-name="P1"><text:s text:c="12"/>"display_url": "blog.algorithmia.com/2016/01/winner…"</text:p>
      <text:p text:style-name="P1"><text:s text:c="10"/>}</text:p>
      <text:p text:style-name="P1"><text:s text:c="8"/>]</text:p>
      <text:p text:style-name="P1"><text:s text:c="6"/>},</text:p>
      <text:p text:style-name="P1"><text:s text:c="6"/>"in_reply_to_screen_name": null,</text:p>
      <text:p text:style-name="P1"><text:s text:c="6"/>"in_reply_to_user_id": null,</text:p>
      <text:p text:style-name="P1"><text:s text:c="6"/>"retweet_count": 4,</text:p>
      <text:p text:style-name="P1"><text:s text:c="6"/>"id_str": "690335936090083328",</text:p>
      <text:p text:style-name="P1"><text:s text:c="6"/>"favorited": false,</text:p>
      <text:p text:style-name="P1"><text:soft-page-break/><text:s text:c="6"/>"user": {</text:p>
      <text:p text:style-name="P1"><text:s text:c="8"/>"follow_request_sent": false,</text:p>
      <text:p text:style-name="P1"><text:s text:c="8"/>"has_extended_profile": false,</text:p>
      <text:p text:style-name="P1"><text:s text:c="8"/>"profile_use_background_image": false,</text:p>
      <text:p text:style-name="P1"><text:s text:c="8"/>"default_profile_image": false,</text:p>
      <text:p text:style-name="P1"><text:s text:c="8"/>"id": 1621062337,</text:p>
      <text:p text:style-name="P1"><text:s text:c="8"/>"profile_background_image_url_https": "https://abs.twimg.com/images/themes/theme1/bg.png",</text:p>
      <text:p text:style-name="P1"><text:s text:c="8"/>"verified": false,</text:p>
      <text:p text:style-name="P1"><text:s text:c="8"/>"profile_text_color": "333333",</text:p>
      <text:p text:style-name="P1"><text:s text:c="8"/>"profile_image_url_https": "https://pbs.twimg.com/profile_images/471013643446788096/VE9AkTUD_normal.png",</text:p>
      <text:p text:style-name="P1"><text:s text:c="8"/>"profile_sidebar_fill_color": "DDEEF6",</text:p>
      <text:p text:style-name="P1"><text:s text:c="8"/>"entities": {</text:p>
      <text:p text:style-name="P1"><text:s text:c="10"/>"url": {</text:p>
      <text:p text:style-name="P1"><text:s text:c="12"/>"urls": [</text:p>
      <text:p text:style-name="P1"><text:s text:c="14"/>{</text:p>
      <text:p text:style-name="P1"><text:s text:c="16"/>"url": "http://t.co/54BnbyUoad",</text:p>
      <text:p text:style-name="P1"><text:s text:c="16"/>"indices": [0, 22],</text:p>
      <text:p text:style-name="P1"><text:s text:c="16"/>"expanded_url": "http://adadevelopersacademy.org",</text:p>
      <text:p text:style-name="P1"><text:s text:c="16"/>"display_url": "adadevelopersacademy.org"</text:p>
      <text:p text:style-name="P1"><text:s text:c="14"/>}</text:p>
      <text:p text:style-name="P1"><text:s text:c="12"/>]</text:p>
      <text:p text:style-name="P1"><text:s text:c="10"/>},</text:p>
      <text:p text:style-name="P1"><text:s text:c="10"/>"description": {"urls": []}</text:p>
      <text:p text:style-name="P1"><text:s text:c="8"/>},</text:p>
      <text:p text:style-name="P1"><text:s text:c="8"/>"followers_count": 1996,</text:p>
      <text:p text:style-name="P1"><text:s text:c="8"/>"profile_sidebar_border_color": "FFFFFF",</text:p>
      <text:p text:style-name="P1"><text:s text:c="8"/>"id_str": "1621062337",</text:p>
      <text:p text:style-name="P1"><text:s text:c="8"/>"profile_background_color": "4C868F",</text:p>
      <text:p text:style-name="P1"><text:s text:c="8"/>"listed_count": 141,</text:p>
      <text:p text:style-name="P1"><text:s text:c="8"/>"is_translation_enabled": false,</text:p>
      <text:p text:style-name="P1"><text:s text:c="8"/>"utc_offset": -25200,</text:p>
      <text:p text:style-name="P1"><text:s text:c="8"/>"statuses_count": 1583,</text:p>
      <text:p text:style-name="P1"><text:s text:c="8"/>"description": "Tuition-free, year-long developer training academy for women located in Seattle, WA that includes a 5-month internship with a Seattle tech company!",</text:p>
      <text:p text:style-name="P1"><text:s text:c="8"/>"friends_count": 448,</text:p>
      <text:p text:style-name="P1"><text:s text:c="8"/>"location": "Seattle, Washington",</text:p>
      <text:p text:style-name="P1"><text:s text:c="8"/>"profile_link_color": "DB6151",</text:p>
      <text:p text:style-name="P1"><text:s text:c="8"/>"profile_image_url": "http://pbs.twimg.com/profile_images/471013643446788096/VE9AkTUD_normal.png",</text:p>
      <text:p text:style-name="P1"><text:s text:c="8"/>"following": false,</text:p>
      <text:p text:style-name="P1"><text:s text:c="8"/>"geo_enabled": true,</text:p>
      <text:p text:style-name="P1"><text:s text:c="8"/>"profile_banner_url": "https://pbs.twimg.com/profile_banners/1621062337/1401133532",</text:p>
      <text:p text:style-name="P1"><text:s text:c="8"/>"profile_background_image_url": "http://abs.twimg.com/images/themes/theme1/bg.png",</text:p>
      <text:p text:style-name="P1"><text:s text:c="8"/>"screen_name": "adaacademy",</text:p>
      <text:p text:style-name="P1"><text:s text:c="8"/>"lang": "en",</text:p>
      <text:p text:style-name="P1"><text:s text:c="8"/>"profile_background_tile": false,</text:p>
      <text:p text:style-name="P1"><text:s text:c="8"/>"favourites_count": 1639,</text:p>
      <text:p text:style-name="P1"><text:s text:c="8"/>"name": "Ada Dev Academy",</text:p>
      <text:p text:style-name="P1"><text:s text:c="8"/>"notifications": false,</text:p>
      <text:p text:style-name="P1"><text:s text:c="8"/>"url": "http://t.co/54BnbyUoad",</text:p>
      <text:p text:style-name="P1"><text:soft-page-break/><text:s text:c="8"/>"created_at": "Thu Jul 25 18:48:40 +0000 2013",</text:p>
      <text:p text:style-name="P1"><text:s text:c="8"/>"contributors_enabled": false,</text:p>
      <text:p text:style-name="P1"><text:s text:c="8"/>"time_zone": "Arizona",</text:p>
      <text:p text:style-name="P1"><text:s text:c="8"/>"protected": false,</text:p>
      <text:p text:style-name="P1"><text:s text:c="8"/>"default_profile": false,</text:p>
      <text:p text:style-name="P1"><text:s text:c="8"/>"is_translator": false</text:p>
      <text:p text:style-name="P1"><text:s text:c="6"/>},</text:p>
      <text:p text:style-name="P1"><text:s text:c="6"/>"geo": null,</text:p>
      <text:p text:style-name="P1"><text:s text:c="6"/>"in_reply_to_user_id_str": null,</text:p>
      <text:p text:style-name="P1"><text:s text:c="6"/>"possibly_sensitive": false,</text:p>
      <text:p text:style-name="P1"><text:s text:c="6"/>"lang": "en",</text:p>
      <text:p text:style-name="P1"><text:s text:c="6"/>"created_at": "Fri Jan 22 00:51:27 +0000 2016",</text:p>
      <text:p text:style-name="P1"><text:s text:c="6"/>"in_reply_to_status_id_str": null,</text:p>
      <text:p text:style-name="P1"><text:s text:c="6"/>"place": null,</text:p>
      <text:p text:style-name="P1"><text:s text:c="6"/>"metadata": {</text:p>
      <text:p text:style-name="P1"><text:s text:c="8"/>"iso_language_code": "en",</text:p>
      <text:p text:style-name="P1"><text:s text:c="8"/>"result_type": "recent"</text:p>
      <text:p text:style-name="P1"><text:s text:c="6"/>}</text:p>
      <text:p text:style-name="P1"><text:s text:c="4"/>},</text:p>
      <text:p text:style-name="P1"><text:s text:c="4"/>"user": {</text:p>
      <text:p text:style-name="P1"><text:s text:c="6"/>"follow_request_sent": false,</text:p>
      <text:p text:style-name="P1"><text:s text:c="6"/>"has_extended_profile": false,</text:p>
      <text:p text:style-name="P1"><text:s text:c="6"/>"profile_use_background_image": true,</text:p>
      <text:p text:style-name="P1"><text:s text:c="6"/>"default_profile_image": false,</text:p>
      <text:p text:style-name="P1"><text:s text:c="6"/>"id": 92321942,</text:p>
      <text:p text:style-name="P1"><text:s text:c="6"/>"profile_background_image_url_https": "https://pbs.twimg.com/profile_background_images/558752015463886848/ub8xO84I.png",</text:p>
      <text:p text:style-name="P1"><text:s text:c="6"/>"verified": false,</text:p>
      <text:p text:style-name="P1"><text:s text:c="6"/>"profile_text_color": "333333",</text:p>
      <text:p text:style-name="P1"><text:s text:c="6"/>"profile_image_url_https": "https://pbs.twimg.com/profile_images/558628549678997504/l16RDneV_normal.jpeg",</text:p>
      <text:p text:style-name="P1"><text:s text:c="6"/>"profile_sidebar_fill_color": "F6F6F6",</text:p>
      <text:p text:style-name="P1"><text:s text:c="6"/>"entities": {</text:p>
      <text:p text:style-name="P1"><text:s text:c="8"/>"url": {</text:p>
      <text:p text:style-name="P1"><text:s text:c="10"/>"urls": [</text:p>
      <text:p text:style-name="P1"><text:s text:c="12"/>{</text:p>
      <text:p text:style-name="P1"><text:s text:c="14"/>"url": "https://t.co/euzXvzG5o5",</text:p>
      <text:p text:style-name="P1"><text:s text:c="14"/>"indices": [0, 23],</text:p>
      <text:p text:style-name="P1"><text:s text:c="14"/>"expanded_url": "http://annaleacrowe.com/",</text:p>
      <text:p text:style-name="P1"><text:s text:c="14"/>"display_url": "annaleacrowe.com"</text:p>
      <text:p text:style-name="P1"><text:s text:c="12"/>}</text:p>
      <text:p text:style-name="P1"><text:s text:c="10"/>]</text:p>
      <text:p text:style-name="P1"><text:s text:c="8"/>},</text:p>
      <text:p text:style-name="P1"><text:s text:c="8"/>"description": {"urls": []}</text:p>
      <text:p text:style-name="P1"><text:s text:c="6"/>},</text:p>
      <text:p text:style-name="P1"><text:s text:c="6"/>"followers_count": 986,</text:p>
      <text:p text:style-name="P1"><text:s text:c="6"/>"profile_sidebar_border_color": "FFFFFF",</text:p>
      <text:p text:style-name="P1"><text:s text:c="6"/>"id_str": "92321942",</text:p>
      <text:p text:style-name="P1"><text:s text:c="6"/>"profile_background_color": "CCCCCC",</text:p>
      <text:p text:style-name="P1"><text:s text:c="6"/>"listed_count": 66,</text:p>
      <text:p text:style-name="P1"><text:s text:c="6"/>"is_translation_enabled": false,</text:p>
      <text:p text:style-name="P1"><text:s text:c="6"/>"utc_offset": -18000,</text:p>
      <text:p text:style-name="P1"><text:soft-page-break/><text:s text:c="6"/>"statuses_count": 4096,</text:p>
      <text:p text:style-name="P1"><text:s text:c="6"/>"description": "Fueled by a blend of green tea &amp; the surf. Anna has a love for basset hounds named Norman. Ambassador for peanut butter. Marketing team for @NoodleEducation",</text:p>
      <text:p text:style-name="P1"><text:s text:c="6"/>"friends_count": 1501,</text:p>
      <text:p text:style-name="P1"><text:s text:c="6"/>"location": "New York, NY / Tampa, FL",</text:p>
      <text:p text:style-name="P1"><text:s text:c="6"/>"profile_link_color": "585650",</text:p>
      <text:p text:style-name="P1"><text:s text:c="6"/>"profile_image_url": "http://pbs.twimg.com/profile_images/558628549678997504/l16RDneV_normal.jpeg",</text:p>
      <text:p text:style-name="P1"><text:s text:c="6"/>"following": false,</text:p>
      <text:p text:style-name="P1"><text:s text:c="6"/>"geo_enabled": true,</text:p>
      <text:p text:style-name="P1"><text:s text:c="6"/>"profile_banner_url": "https://pbs.twimg.com/profile_banners/92321942/1422033535",</text:p>
      <text:p text:style-name="P1"><text:s text:c="6"/>"profile_background_image_url": "http://pbs.twimg.com/profile_background_images/558752015463886848/ub8xO84I.png",</text:p>
      <text:p text:style-name="P1"><text:s text:c="6"/>"screen_name": "annaleacrowe",</text:p>
      <text:p text:style-name="P1"><text:s text:c="6"/>"lang": "en",</text:p>
      <text:p text:style-name="P1"><text:s text:c="6"/>"profile_background_tile": true,</text:p>
      <text:p text:style-name="P1"><text:s text:c="6"/>"favourites_count": 2640,</text:p>
      <text:p text:style-name="P1"><text:s text:c="6"/>"name": "annalea(crowe)bates",</text:p>
      <text:p text:style-name="P1"><text:s text:c="6"/>"notifications": false,</text:p>
      <text:p text:style-name="P1"><text:s text:c="6"/>"url": "https://t.co/euzXvzG5o5",</text:p>
      <text:p text:style-name="P1"><text:s text:c="6"/>"created_at": "Tue Nov 24 17:37:24 +0000 2009",</text:p>
      <text:p text:style-name="P1"><text:s text:c="6"/>"contributors_enabled": false,</text:p>
      <text:p text:style-name="P1"><text:s text:c="6"/>"time_zone": "Eastern Time (US &amp; Canada)",</text:p>
      <text:p text:style-name="P1"><text:s text:c="6"/>"protected": false,</text:p>
      <text:p text:style-name="P1"><text:s text:c="6"/>"default_profile": false,</text:p>
      <text:p text:style-name="P1"><text:s text:c="6"/>"is_translator": false</text:p>
      <text:p text:style-name="P1"><text:s text:c="4"/>},</text:p>
      <text:p text:style-name="P1"><text:s text:c="4"/>"geo": null,</text:p>
      <text:p text:style-name="P1"><text:s text:c="4"/>"in_reply_to_user_id_str": null,</text:p>
      <text:p text:style-name="P1"><text:s text:c="4"/>"possibly_sensitive": false,</text:p>
      <text:p text:style-name="P1"><text:s text:c="4"/>"lang": "en",</text:p>
      <text:p text:style-name="P1"><text:s text:c="4"/>"created_at": "Fri Jan 22 16:13:06 +0000 2016",</text:p>
      <text:p text:style-name="P1"><text:s text:c="4"/>"in_reply_to_status_id_str": null,</text:p>
      <text:p text:style-name="P1"><text:s text:c="4"/>"place": null,</text:p>
      <text:p text:style-name="P1"><text:s text:c="4"/>"metadata": {</text:p>
      <text:p text:style-name="P1"><text:s text:c="6"/>"iso_language_code": "en",</text:p>
      <text:p text:style-name="P1"><text:s text:c="6"/>"result_type": "recent"</text:p>
      <text:p text:style-name="P1"><text:s text:c="4"/>}</text:p>
      <text:p text:style-name="P1"><text:s text:c="2"/>},</text:p>
      <text:p text:style-name="P1"><text:s text:c="2"/>{</text:p>
      <text:p text:style-name="P1"><text:s text:c="4"/>"contributors": null,</text:p>
      <text:p text:style-name="P1"><text:s text:c="4"/>"truncated": false,</text:p>
      <text:p text:style-name="P1"><text:s text:c="4"/>"text": "@algorithmia nice job @jennaplusplus!",</text:p>
      <text:p text:style-name="P1"><text:s text:c="4"/>"is_quote_status": false,</text:p>
      <text:p text:style-name="P1"><text:s text:c="4"/>"in_reply_to_status_id": 690346141955821600,</text:p>
      <text:p text:style-name="P1"><text:s text:c="4"/>"id": 690425665779339300,</text:p>
      <text:p text:style-name="P1"><text:s text:c="4"/>"favorite_count": 4,</text:p>
      <text:p text:style-name="P1"><text:s text:c="4"/>"source": "&lt;a href=\"http://twitter.com/download/iphone\" rel=\"nofollow\"&gt;Twitter for iPhone&lt;/a&gt;",</text:p>
      <text:p text:style-name="P1"><text:s text:c="4"/>"retweeted": false,</text:p>
      <text:p text:style-name="P1"><text:s text:c="4"/>"coordinates": null,</text:p>
      <text:p text:style-name="P1"><text:s text:c="4"/>"entities": {</text:p>
      <text:p text:style-name="P1"><text:soft-page-break/><text:s text:c="6"/>"symbols": [],</text:p>
      <text:p text:style-name="P1"><text:s text:c="6"/>"user_mentions": [</text:p>
      <text:p text:style-name="P1"><text:s text:c="8"/>{</text:p>
      <text:p text:style-name="P1"><text:s text:c="10"/>"id": 1124772746,</text:p>
      <text:p text:style-name="P1"><text:s text:c="10"/>"indices": [0, 12],</text:p>
      <text:p text:style-name="P1"><text:s text:c="10"/>"id_str": "1124772746",</text:p>
      <text:p text:style-name="P1"><text:s text:c="10"/>"screen_name": "algorithmia",</text:p>
      <text:p text:style-name="P1"><text:s text:c="10"/>"name": "Algorithmia"</text:p>
      <text:p text:style-name="P1"><text:s text:c="8"/>},</text:p>
      <text:p text:style-name="P1"><text:s text:c="8"/>{</text:p>
      <text:p text:style-name="P1"><text:s text:c="10"/>"id": 3332366652,</text:p>
      <text:p text:style-name="P1"><text:s text:c="10"/>"indices": [22, 36],</text:p>
      <text:p text:style-name="P1"><text:s text:c="10"/>"id_str": "3332366652",</text:p>
      <text:p text:style-name="P1"><text:s text:c="10"/>"screen_name": "jennaplusplus",</text:p>
      <text:p text:style-name="P1"><text:s text:c="10"/>"name": "Jenna Nichols"</text:p>
      <text:p text:style-name="P1"><text:s text:c="8"/>}</text:p>
      <text:p text:style-name="P1"><text:s text:c="6"/>],</text:p>
      <text:p text:style-name="P1"><text:s text:c="6"/>"hashtags": [],</text:p>
      <text:p text:style-name="P1"><text:s text:c="6"/>"urls": []</text:p>
      <text:p text:style-name="P1"><text:s text:c="4"/>},</text:p>
      <text:p text:style-name="P1"><text:s text:c="4"/>"in_reply_to_screen_name": "algorithmia",</text:p>
      <text:p text:style-name="P1"><text:s text:c="4"/>"in_reply_to_user_id": 1124772746,</text:p>
      <text:p text:style-name="P1"><text:s text:c="4"/>"retweet_count": 0,</text:p>
      <text:p text:style-name="P1"><text:s text:c="4"/>"id_str": "690425665779339264",</text:p>
      <text:p text:style-name="P1"><text:s text:c="4"/>"favorited": false,</text:p>
      <text:p text:style-name="P1"><text:s text:c="4"/>"user": {</text:p>
      <text:p text:style-name="P1"><text:s text:c="6"/>"follow_request_sent": false,</text:p>
      <text:p text:style-name="P1"><text:s text:c="6"/>"has_extended_profile": false,</text:p>
      <text:p text:style-name="P1"><text:s text:c="6"/>"profile_use_background_image": false,</text:p>
      <text:p text:style-name="P1"><text:s text:c="6"/>"default_profile_image": false,</text:p>
      <text:p text:style-name="P1"><text:s text:c="6"/>"id": 18424269,</text:p>
      <text:p text:style-name="P1"><text:s text:c="6"/>"profile_background_image_url_https": "https://pbs.twimg.com/profile_background_images/659080534824325120/DI_bpV4H.jpg",</text:p>
      <text:p text:style-name="P1"><text:s text:c="6"/>"verified": false,</text:p>
      <text:p text:style-name="P1"><text:s text:c="6"/>"profile_text_color": "000000",</text:p>
      <text:p text:style-name="P1"><text:s text:c="6"/>"profile_image_url_https": "https://pbs.twimg.com/profile_images/618623978857299968/mK9FDEy8_normal.jpg",</text:p>
      <text:p text:style-name="P1"><text:s text:c="6"/>"profile_sidebar_fill_color": "000000",</text:p>
      <text:p text:style-name="P1"><text:s text:c="6"/>"entities": {</text:p>
      <text:p text:style-name="P1"><text:s text:c="8"/>"url": {</text:p>
      <text:p text:style-name="P1"><text:s text:c="10"/>"urls": [</text:p>
      <text:p text:style-name="P1"><text:s text:c="12"/>{</text:p>
      <text:p text:style-name="P1"><text:s text:c="14"/>"url": "https://t.co/IFFIVMeuwH",</text:p>
      <text:p text:style-name="P1"><text:s text:c="14"/>"indices": [0, 23],</text:p>
      <text:p text:style-name="P1"><text:s text:c="14"/>"expanded_url": "http://rickycodes.wordpress.com",</text:p>
      <text:p text:style-name="P1"><text:s text:c="14"/>"display_url": "rickycodes.wordpress.com"</text:p>
      <text:p text:style-name="P1"><text:s text:c="12"/>}</text:p>
      <text:p text:style-name="P1"><text:s text:c="10"/>]</text:p>
      <text:p text:style-name="P1"><text:s text:c="8"/>},</text:p>
      <text:p text:style-name="P1"><text:s text:c="8"/>"description": {</text:p>
      <text:p text:style-name="P1"><text:s text:c="10"/>"urls": [</text:p>
      <text:p text:style-name="P1"><text:s text:c="12"/>{</text:p>
      <text:p text:style-name="P1"><text:soft-page-break/><text:s text:c="14"/>"url": "https://t.co/ucZRAWkG2S",</text:p>
      <text:p text:style-name="P1"><text:s text:c="14"/>"indices": [61, 84],</text:p>
      <text:p text:style-name="P1"><text:s text:c="14"/>"expanded_url": "http://pronoun.is/they",</text:p>
      <text:p text:style-name="P1"><text:s text:c="14"/>"display_url": "pronoun.is/they"</text:p>
      <text:p text:style-name="P1"><text:s text:c="12"/>}</text:p>
      <text:p text:style-name="P1"><text:s text:c="10"/>]</text:p>
      <text:p text:style-name="P1"><text:s text:c="8"/>}</text:p>
      <text:p text:style-name="P1"><text:s text:c="6"/>},</text:p>
      <text:p text:style-name="P1"><text:s text:c="6"/>"followers_count": 145,</text:p>
      <text:p text:style-name="P1"><text:s text:c="6"/>"profile_sidebar_border_color": "000000",</text:p>
      <text:p text:style-name="P1"><text:s text:c="6"/>"id_str": "18424269",</text:p>
      <text:p text:style-name="P1"><text:s text:c="6"/>"profile_background_color": "C0DEED",</text:p>
      <text:p text:style-name="P1"><text:s text:c="6"/>"listed_count": 2,</text:p>
      <text:p text:style-name="P1"><text:s text:c="6"/>"is_translation_enabled": false,</text:p>
      <text:p text:style-name="P1"><text:s text:c="6"/>"utc_offset": null,</text:p>
      <text:p text:style-name="P1"><text:s text:c="6"/>"statuses_count": 610,</text:p>
      <text:p text:style-name="P1"><text:s text:c="6"/>"description": "Ricky. activist, queer, jr dev, ada cohort [3], grinnellian. https://t.co/ucZRAWkG2S",</text:p>
      <text:p text:style-name="P1"><text:s text:c="6"/>"friends_count": 295,</text:p>
      <text:p text:style-name="P1"><text:s text:c="6"/>"location": "Seattle, WA",</text:p>
      <text:p text:style-name="P1"><text:s text:c="6"/>"profile_link_color": "0084B4",</text:p>
      <text:p text:style-name="P1"><text:s text:c="6"/>"profile_image_url": "http://pbs.twimg.com/profile_images/618623978857299968/mK9FDEy8_normal.jpg",</text:p>
      <text:p text:style-name="P1"><text:s text:c="6"/>"following": false,</text:p>
      <text:p text:style-name="P1"><text:s text:c="6"/>"geo_enabled": false,</text:p>
      <text:p text:style-name="P1"><text:s text:c="6"/>"profile_banner_url": "https://pbs.twimg.com/profile_banners/18424269/1445972383",</text:p>
      <text:p text:style-name="P1"><text:s text:c="6"/>"profile_background_image_url": "http://pbs.twimg.com/profile_background_images/659080534824325120/DI_bpV4H.jpg",</text:p>
      <text:p text:style-name="P1"><text:s text:c="6"/>"screen_name": "houglande",</text:p>
      <text:p text:style-name="P1"><text:s text:c="6"/>"lang": "en",</text:p>
      <text:p text:style-name="P1"><text:s text:c="6"/>"profile_background_tile": false,</text:p>
      <text:p text:style-name="P1"><text:s text:c="6"/>"favourites_count": 819,</text:p>
      <text:p text:style-name="P1"><text:s text:c="6"/>"name": "houglande",</text:p>
      <text:p text:style-name="P1"><text:s text:c="6"/>"notifications": false,</text:p>
      <text:p text:style-name="P1"><text:s text:c="6"/>"url": "https://t.co/IFFIVMeuwH",</text:p>
      <text:p text:style-name="P1"><text:s text:c="6"/>"created_at": "Sun Dec 28 08:00:36 +0000 2008",</text:p>
      <text:p text:style-name="P1"><text:s text:c="6"/>"contributors_enabled": false,</text:p>
      <text:p text:style-name="P1"><text:s text:c="6"/>"time_zone": null,</text:p>
      <text:p text:style-name="P1"><text:s text:c="6"/>"protected": false,</text:p>
      <text:p text:style-name="P1"><text:s text:c="6"/>"default_profile": false,</text:p>
      <text:p text:style-name="P1"><text:s text:c="6"/>"is_translator": false</text:p>
      <text:p text:style-name="P1"><text:s text:c="4"/>},</text:p>
      <text:p text:style-name="P1"><text:s text:c="4"/>"geo": null,</text:p>
      <text:p text:style-name="P1"><text:s text:c="4"/>"in_reply_to_user_id_str": "1124772746",</text:p>
      <text:p text:style-name="P1"><text:s text:c="4"/>"lang": "en",</text:p>
      <text:p text:style-name="P1"><text:s text:c="4"/>"created_at": "Fri Jan 22 06:48:00 +0000 2016",</text:p>
      <text:p text:style-name="P1"><text:s text:c="4"/>"in_reply_to_status_id_str": "690346141955821573",</text:p>
      <text:p text:style-name="P1"><text:s text:c="4"/>"place": null,</text:p>
      <text:p text:style-name="P1"><text:s text:c="4"/>"metadata": {</text:p>
      <text:p text:style-name="P1"><text:s text:c="6"/>"iso_language_code": "en",</text:p>
      <text:p text:style-name="P1"><text:s text:c="6"/>"result_type": "recent"</text:p>
      <text:p text:style-name="P1"><text:s text:c="4"/>}</text:p>
      <text:p text:style-name="P1"><text:soft-page-break/><text:s text:c="2"/>},</text:p>
      <text:p text:style-name="P1"><text:s text:c="2"/>{</text:p>
      <text:p text:style-name="P1"><text:s text:c="4"/>"contributors": null,</text:p>
      <text:p text:style-name="P1"><text:s text:c="4"/>"truncated": false,</text:p>
      <text:p text:style-name="P1"><text:s text:c="4"/>"text": "@doppenhe @jaivarshney In the code portions, I only see import Algorithmia -&amp;gt; do this. How can I view the actual algorithms?",</text:p>
      <text:p text:style-name="P1"><text:s text:c="4"/>"is_quote_status": false,</text:p>
      <text:p text:style-name="P1"><text:s text:c="4"/>"in_reply_to_status_id": 690402076766109700,</text:p>
      <text:p text:style-name="P1"><text:s text:c="4"/>"id": 690403093033439200,</text:p>
      <text:p text:style-name="P1"><text:s text:c="4"/>"favorite_count": 0,</text:p>
      <text:p text:style-name="P1"><text:s text:c="4"/>"source": "&lt;a href=\"http://twitter.com\" rel=\"nofollow\"&gt;Twitter Web Client&lt;/a&gt;",</text:p>
      <text:p text:style-name="P1"><text:s text:c="4"/>"retweeted": false,</text:p>
      <text:p text:style-name="P1"><text:s text:c="4"/>"coordinates": null,</text:p>
      <text:p text:style-name="P1"><text:s text:c="4"/>"entities": {</text:p>
      <text:p text:style-name="P1"><text:s text:c="6"/>"symbols": [],</text:p>
      <text:p text:style-name="P1"><text:s text:c="6"/>"user_mentions": [</text:p>
      <text:p text:style-name="P1"><text:s text:c="8"/>{</text:p>
      <text:p text:style-name="P1"><text:s text:c="10"/>"id": 14709964,</text:p>
      <text:p text:style-name="P1"><text:s text:c="10"/>"indices": [0, 9],</text:p>
      <text:p text:style-name="P1"><text:s text:c="10"/>"id_str": "14709964",</text:p>
      <text:p text:style-name="P1"><text:s text:c="10"/>"screen_name": "doppenhe",</text:p>
      <text:p text:style-name="P1"><text:s text:c="10"/>"name": "Diego Oppenheimer"</text:p>
      <text:p text:style-name="P1"><text:s text:c="8"/>},</text:p>
      <text:p text:style-name="P1"><text:s text:c="8"/>{</text:p>
      <text:p text:style-name="P1"><text:s text:c="10"/>"id": 36914230,</text:p>
      <text:p text:style-name="P1"><text:s text:c="10"/>"indices": [10, 22],</text:p>
      <text:p text:style-name="P1"><text:s text:c="10"/>"id_str": "36914230",</text:p>
      <text:p text:style-name="P1"><text:s text:c="10"/>"screen_name": "jaivarshney",</text:p>
      <text:p text:style-name="P1"><text:s text:c="10"/>"name": "Jaivardhan Varshney"</text:p>
      <text:p text:style-name="P1"><text:s text:c="8"/>}</text:p>
      <text:p text:style-name="P1"><text:s text:c="6"/>],</text:p>
      <text:p text:style-name="P1"><text:s text:c="6"/>"hashtags": [],</text:p>
      <text:p text:style-name="P1"><text:s text:c="6"/>"urls": []</text:p>
      <text:p text:style-name="P1"><text:s text:c="4"/>},</text:p>
      <text:p text:style-name="P1"><text:s text:c="4"/>"in_reply_to_screen_name": "doppenhe",</text:p>
      <text:p text:style-name="P1"><text:s text:c="4"/>"in_reply_to_user_id": 14709964,</text:p>
      <text:p text:style-name="P1"><text:s text:c="4"/>"retweet_count": 0,</text:p>
      <text:p text:style-name="P1"><text:s text:c="4"/>"id_str": "690403093033439233",</text:p>
      <text:p text:style-name="P1"><text:s text:c="4"/>"favorited": false,</text:p>
      <text:p text:style-name="P1"><text:s text:c="4"/>"user": {</text:p>
      <text:p text:style-name="P1"><text:s text:c="6"/>"follow_request_sent": false,</text:p>
      <text:p text:style-name="P1"><text:s text:c="6"/>"has_extended_profile": false,</text:p>
      <text:p text:style-name="P1"><text:s text:c="6"/>"profile_use_background_image": true,</text:p>
      <text:p text:style-name="P1"><text:s text:c="6"/>"default_profile_image": false,</text:p>
      <text:p text:style-name="P1"><text:s text:c="6"/>"id": 51379713,</text:p>
      <text:p text:style-name="P1"><text:s text:c="6"/>"profile_background_image_url_https": "https://pbs.twimg.com/profile_background_images/26996254/brooklyn-bridge1.jpg",</text:p>
      <text:p text:style-name="P1"><text:s text:c="6"/>"verified": false,</text:p>
      <text:p text:style-name="P1"><text:s text:c="6"/>"profile_text_color": "0F0202",</text:p>
      <text:p text:style-name="P1"><text:s text:c="6"/>"profile_image_url_https": "https://pbs.twimg.com/profile_images/641281700807380992/cnNvqj9A_normal.png",</text:p>
      <text:p text:style-name="P1"><text:s text:c="6"/>"profile_sidebar_fill_color": "31B086",</text:p>
      <text:p text:style-name="P1"><text:soft-page-break/><text:s text:c="6"/>"entities": {</text:p>
      <text:p text:style-name="P1"><text:s text:c="8"/>"url": {</text:p>
      <text:p text:style-name="P1"><text:s text:c="10"/>"urls": [</text:p>
      <text:p text:style-name="P1"><text:s text:c="12"/>{</text:p>
      <text:p text:style-name="P1"><text:s text:c="14"/>"url": "http://t.co/63jcUDBqu7",</text:p>
      <text:p text:style-name="P1"><text:s text:c="14"/>"indices": [0, 22],</text:p>
      <text:p text:style-name="P1"><text:s text:c="14"/>"expanded_url": "http://ab5y.blogspot.com",</text:p>
      <text:p text:style-name="P1"><text:s text:c="14"/>"display_url": "ab5y.blogspot.com"</text:p>
      <text:p text:style-name="P1"><text:s text:c="12"/>}</text:p>
      <text:p text:style-name="P1"><text:s text:c="10"/>]</text:p>
      <text:p text:style-name="P1"><text:s text:c="8"/>},</text:p>
      <text:p text:style-name="P1"><text:s text:c="8"/>"description": {"urls": []}</text:p>
      <text:p text:style-name="P1"><text:s text:c="6"/>},</text:p>
      <text:p text:style-name="P1"><text:s text:c="6"/>"followers_count": 299,</text:p>
      <text:p text:style-name="P1"><text:s text:c="6"/>"profile_sidebar_border_color": "D98F90",</text:p>
      <text:p text:style-name="P1"><text:s text:c="6"/>"id_str": "51379713",</text:p>
      <text:p text:style-name="P1"><text:s text:c="6"/>"profile_background_color": "9AE4E8",</text:p>
      <text:p text:style-name="P1"><text:s text:c="6"/>"listed_count": 5,</text:p>
      <text:p text:style-name="P1"><text:s text:c="6"/>"is_translation_enabled": false,</text:p>
      <text:p text:style-name="P1"><text:s text:c="6"/>"utc_offset": -18000,</text:p>
      <text:p text:style-name="P1"><text:s text:c="6"/>"statuses_count": 41165,</text:p>
      <text:p text:style-name="P1"><text:s text:c="6"/>"description": "For every problem there is a solution which is clear, simple, and wrong. - H. L. Mencken",</text:p>
      <text:p text:style-name="P1"><text:s text:c="6"/>"friends_count": 516,</text:p>
      <text:p text:style-name="P1"><text:s text:c="6"/>"location": "By Our New New Manager",</text:p>
      <text:p text:style-name="P1"><text:s text:c="6"/>"profile_link_color": "0B6E5D",</text:p>
      <text:p text:style-name="P1"><text:s text:c="6"/>"profile_image_url": "http://pbs.twimg.com/profile_images/641281700807380992/cnNvqj9A_normal.png",</text:p>
      <text:p text:style-name="P1"><text:s text:c="6"/>"following": false,</text:p>
      <text:p text:style-name="P1"><text:s text:c="6"/>"geo_enabled": true,</text:p>
      <text:p text:style-name="P1"><text:s text:c="6"/>"profile_banner_url": "https://pbs.twimg.com/profile_banners/51379713/1354338544",</text:p>
      <text:p text:style-name="P1"><text:s text:c="6"/>"profile_background_image_url": "http://pbs.twimg.com/profile_background_images/26996254/brooklyn-bridge1.jpg",</text:p>
      <text:p text:style-name="P1"><text:s text:c="6"/>"screen_name": "ab5y",</text:p>
      <text:p text:style-name="P1"><text:s text:c="6"/>"lang": "en",</text:p>
      <text:p text:style-name="P1"><text:s text:c="6"/>"profile_background_tile": false,</text:p>
      <text:p text:style-name="P1"><text:s text:c="6"/>"favourites_count": 46422,</text:p>
      <text:p text:style-name="P1"><text:s text:c="6"/>"name": "#RIPMcALLYN",</text:p>
      <text:p text:style-name="P1"><text:s text:c="6"/>"notifications": false,</text:p>
      <text:p text:style-name="P1"><text:s text:c="6"/>"url": "http://t.co/63jcUDBqu7",</text:p>
      <text:p text:style-name="P1"><text:s text:c="6"/>"created_at": "Sat Jun 27 07:43:10 +0000 2009",</text:p>
      <text:p text:style-name="P1"><text:s text:c="6"/>"contributors_enabled": false,</text:p>
      <text:p text:style-name="P1"><text:s text:c="6"/>"time_zone": "Indiana (East)",</text:p>
      <text:p text:style-name="P1"><text:s text:c="6"/>"protected": false,</text:p>
      <text:p text:style-name="P1"><text:s text:c="6"/>"default_profile": false,</text:p>
      <text:p text:style-name="P1"><text:s text:c="6"/>"is_translator": false</text:p>
      <text:p text:style-name="P1"><text:s text:c="4"/>},</text:p>
      <text:p text:style-name="P1"><text:s text:c="4"/>"geo": null,</text:p>
      <text:p text:style-name="P1"><text:s text:c="4"/>"in_reply_to_user_id_str": "14709964",</text:p>
      <text:p text:style-name="P1"><text:s text:c="4"/>"lang": "en",</text:p>
      <text:p text:style-name="P1"><text:s text:c="4"/>"created_at": "Fri Jan 22 05:18:19 +0000 2016",</text:p>
      <text:p text:style-name="P1"><text:s text:c="4"/>"in_reply_to_status_id_str": "690402076766109696",</text:p>
      <text:p text:style-name="P1"><text:soft-page-break/><text:s text:c="4"/>"place": null,</text:p>
      <text:p text:style-name="P1"><text:s text:c="4"/>"metadata": {</text:p>
      <text:p text:style-name="P1"><text:s text:c="6"/>"iso_language_code": "en",</text:p>
      <text:p text:style-name="P1"><text:s text:c="6"/>"result_type": "recent"</text:p>
      <text:p text:style-name="P1"><text:s text:c="4"/>}</text:p>
      <text:p text:style-name="P1"><text:s text:c="2"/>}</text:p>
      <text:p text:style-name="P1">]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8:44:50.326794024</meta:creation-date>
    <dc:date>2017-06-27T18:45:48.182585052</dc:date>
    <meta:editing-duration>PT5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8" meta:paragraph-count="1307" meta:word-count="3011" meta:character-count="43469" meta:non-whitespace-character-count="33134"/>
  </office:meta>
</office:document-meta>
</file>